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bc896"/>
    </style:style>
    <style:style style:name="P2" style:family="paragraph" style:parent-style-name="Heading_20_2">
      <style:text-properties officeooo:paragraph-rsid="000bc896"/>
    </style:style>
    <style:style style:name="P3" style:family="paragraph" style:parent-style-name="Heading_20_3">
      <style:text-properties officeooo:rsid="00025e2b" officeooo:paragraph-rsid="000bc896"/>
    </style:style>
    <style:style style:name="P4" style:family="paragraph" style:parent-style-name="Heading_20_4">
      <style:text-properties officeooo:rsid="00025e2b" officeooo:paragraph-rsid="000bc896"/>
    </style:style>
    <style:style style:name="P5" style:family="paragraph" style:parent-style-name="Heading_20_4">
      <style:text-properties officeooo:paragraph-rsid="000c24c5"/>
    </style:style>
    <style:style style:name="P6" style:family="paragraph" style:parent-style-name="Heading_20_5">
      <style:text-properties officeooo:rsid="00025e2b" officeooo:paragraph-rsid="000bc896"/>
    </style:style>
    <style:style style:name="P7" style:family="paragraph" style:parent-style-name="List_20_Contents" style:list-style-name="L25">
      <style:text-properties fo:font-style="italic"/>
    </style:style>
    <style:style style:name="P8" style:family="paragraph" style:parent-style-name="List_20_Contents">
      <style:text-properties fo:language="en" fo:country="US" fo:font-style="italic"/>
    </style:style>
    <style:style style:name="P9" style:family="paragraph" style:parent-style-name="List_20_Contents" style:list-style-name="L41">
      <style:text-properties fo:language="en" fo:country="US" fo:font-style="italic"/>
    </style:style>
    <style:style style:name="P10" style:family="paragraph" style:parent-style-name="List_20_Contents" style:list-style-name="L53">
      <style:text-properties fo:language="en" fo:country="US" fo:font-style="italic"/>
    </style:style>
    <style:style style:name="P11" style:family="paragraph" style:parent-style-name="List_20_Contents" style:list-style-name="L61">
      <style:text-properties fo:language="en" fo:country="US" fo:font-style="italic"/>
    </style:style>
    <style:style style:name="P12" style:family="paragraph" style:parent-style-name="List_20_Contents" style:list-style-name="L76">
      <style:text-properties fo:language="en" fo:country="US" fo:font-style="italic"/>
    </style:style>
    <style:style style:name="P13" style:family="paragraph" style:parent-style-name="List_20_Contents" style:list-style-name="L82">
      <style:text-properties fo:language="en" fo:country="US" fo:font-style="italic"/>
    </style:style>
    <style:style style:name="P14" style:family="paragraph" style:parent-style-name="List_20_Contents" style:list-style-name="L84">
      <style:text-properties fo:language="en" fo:country="US" fo:font-style="italic"/>
    </style:style>
    <style:style style:name="P15" style:family="paragraph" style:parent-style-name="List_20_Contents" style:list-style-name="L82"/>
    <style:style style:name="P16" style:family="paragraph" style:parent-style-name="List_20_Contents">
      <style:paragraph-properties fo:margin-top="0in" fo:margin-bottom="0.1965in" loext:contextual-spacing="false"/>
    </style:style>
    <style:style style:name="P17" style:family="paragraph" style:parent-style-name="List_20_Contents" style:list-style-name="L13">
      <style:paragraph-properties fo:margin-top="0in" fo:margin-bottom="0.1965in" loext:contextual-spacing="false"/>
    </style:style>
    <style:style style:name="P18" style:family="paragraph" style:parent-style-name="List_20_Contents" style:list-style-name="L15">
      <style:paragraph-properties fo:margin-top="0in" fo:margin-bottom="0.1965in" loext:contextual-spacing="false"/>
    </style:style>
    <style:style style:name="P19" style:family="paragraph" style:parent-style-name="List_20_Contents" style:list-style-name="L23">
      <style:paragraph-properties fo:margin-top="0in" fo:margin-bottom="0.1965in" loext:contextual-spacing="false"/>
    </style:style>
    <style:style style:name="P20" style:family="paragraph" style:parent-style-name="List_20_Contents">
      <style:paragraph-properties fo:margin-top="0in" fo:margin-bottom="0.1965in" loext:contextual-spacing="false"/>
      <style:text-properties fo:font-style="italic"/>
    </style:style>
    <style:style style:name="P21" style:family="paragraph" style:parent-style-name="List_20_Contents" style:list-style-name="L65">
      <style:paragraph-properties fo:margin-top="0in" fo:margin-bottom="0.1965in" loext:contextual-spacing="false"/>
      <style:text-properties fo:font-style="italic"/>
    </style:style>
    <style:style style:name="P22" style:family="paragraph" style:parent-style-name="List_20_Contents">
      <style:paragraph-properties fo:margin-top="0in" fo:margin-bottom="0.1965in" loext:contextual-spacing="false"/>
      <style:text-properties fo:language="en" fo:country="US" fo:font-style="italic"/>
    </style:style>
    <style:style style:name="P23" style:family="paragraph" style:parent-style-name="List_20_Contents" style:list-style-name="L28">
      <style:paragraph-properties fo:margin-top="0in" fo:margin-bottom="0.1965in" loext:contextual-spacing="false"/>
      <style:text-properties fo:language="en" fo:country="US" fo:font-style="italic"/>
    </style:style>
    <style:style style:name="P24" style:family="paragraph" style:parent-style-name="List_20_Contents" style:list-style-name="L29">
      <style:paragraph-properties fo:margin-top="0in" fo:margin-bottom="0.1965in" loext:contextual-spacing="false"/>
      <style:text-properties fo:language="en" fo:country="US" fo:font-style="italic"/>
    </style:style>
    <style:style style:name="P25" style:family="paragraph" style:parent-style-name="List_20_Contents" style:list-style-name="L31">
      <style:paragraph-properties fo:margin-top="0in" fo:margin-bottom="0.1965in" loext:contextual-spacing="false"/>
      <style:text-properties fo:language="en" fo:country="US" fo:font-style="italic"/>
    </style:style>
    <style:style style:name="P26" style:family="paragraph" style:parent-style-name="List_20_Contents" style:list-style-name="L33">
      <style:paragraph-properties fo:margin-top="0in" fo:margin-bottom="0.1965in" loext:contextual-spacing="false"/>
      <style:text-properties fo:language="en" fo:country="US" fo:font-style="italic"/>
    </style:style>
    <style:style style:name="P27" style:family="paragraph" style:parent-style-name="List_20_Contents" style:list-style-name="L34">
      <style:paragraph-properties fo:margin-top="0in" fo:margin-bottom="0.1965in" loext:contextual-spacing="false"/>
      <style:text-properties fo:language="en" fo:country="US" fo:font-style="italic"/>
    </style:style>
    <style:style style:name="P28" style:family="paragraph" style:parent-style-name="List_20_Contents" style:list-style-name="L38">
      <style:paragraph-properties fo:margin-top="0in" fo:margin-bottom="0.1965in" loext:contextual-spacing="false"/>
      <style:text-properties fo:language="en" fo:country="US" fo:font-style="italic"/>
    </style:style>
    <style:style style:name="P29" style:family="paragraph" style:parent-style-name="List_20_Contents" style:list-style-name="L41">
      <style:paragraph-properties fo:margin-top="0in" fo:margin-bottom="0.1965in" loext:contextual-spacing="false"/>
      <style:text-properties fo:language="en" fo:country="US" fo:font-style="italic"/>
    </style:style>
    <style:style style:name="P30" style:family="paragraph" style:parent-style-name="List_20_Contents" style:list-style-name="L44">
      <style:paragraph-properties fo:margin-top="0in" fo:margin-bottom="0.1965in" loext:contextual-spacing="false"/>
      <style:text-properties fo:language="en" fo:country="US" fo:font-style="italic"/>
    </style:style>
    <style:style style:name="P31" style:family="paragraph" style:parent-style-name="List_20_Contents" style:list-style-name="L46">
      <style:paragraph-properties fo:margin-top="0in" fo:margin-bottom="0.1965in" loext:contextual-spacing="false"/>
      <style:text-properties fo:language="en" fo:country="US" fo:font-style="italic"/>
    </style:style>
    <style:style style:name="P32" style:family="paragraph" style:parent-style-name="List_20_Contents" style:list-style-name="L48">
      <style:paragraph-properties fo:margin-top="0in" fo:margin-bottom="0.1965in" loext:contextual-spacing="false"/>
      <style:text-properties fo:language="en" fo:country="US" fo:font-style="italic"/>
    </style:style>
    <style:style style:name="P33" style:family="paragraph" style:parent-style-name="List_20_Contents" style:list-style-name="L50">
      <style:paragraph-properties fo:margin-top="0in" fo:margin-bottom="0.1965in" loext:contextual-spacing="false"/>
      <style:text-properties fo:language="en" fo:country="US" fo:font-style="italic"/>
    </style:style>
    <style:style style:name="P34" style:family="paragraph" style:parent-style-name="List_20_Contents" style:list-style-name="L56">
      <style:paragraph-properties fo:margin-top="0in" fo:margin-bottom="0.1965in" loext:contextual-spacing="false"/>
      <style:text-properties fo:language="en" fo:country="US" fo:font-style="italic"/>
    </style:style>
    <style:style style:name="P35" style:family="paragraph" style:parent-style-name="List_20_Contents" style:list-style-name="L58">
      <style:paragraph-properties fo:margin-top="0in" fo:margin-bottom="0.1965in" loext:contextual-spacing="false"/>
      <style:text-properties fo:language="en" fo:country="US" fo:font-style="italic"/>
    </style:style>
    <style:style style:name="P36" style:family="paragraph" style:parent-style-name="List_20_Contents" style:list-style-name="L69">
      <style:paragraph-properties fo:margin-top="0in" fo:margin-bottom="0.1965in" loext:contextual-spacing="false"/>
      <style:text-properties fo:language="en" fo:country="US" fo:font-style="italic"/>
    </style:style>
    <style:style style:name="P37" style:family="paragraph" style:parent-style-name="List_20_Contents" style:list-style-name="L80">
      <style:paragraph-properties fo:margin-top="0in" fo:margin-bottom="0.1965in" loext:contextual-spacing="false"/>
      <style:text-properties fo:language="en" fo:country="US" fo:font-style="italic"/>
    </style:style>
    <style:style style:name="P38" style:family="paragraph" style:parent-style-name="List_20_Contents" style:list-style-name="L87">
      <style:paragraph-properties fo:margin-top="0in" fo:margin-bottom="0.1965in" loext:contextual-spacing="false"/>
      <style:text-properties fo:language="en" fo:country="US" fo:font-style="italic"/>
    </style:style>
    <style:style style:name="P39" style:family="paragraph" style:parent-style-name="List_20_Contents" style:list-style-name="L101">
      <style:paragraph-properties fo:margin-top="0in" fo:margin-bottom="0.1965in" loext:contextual-spacing="false"/>
      <style:text-properties fo:language="en" fo:country="US" fo:font-style="italic"/>
    </style:style>
    <style:style style:name="P40" style:family="paragraph" style:parent-style-name="List_20_Contents" style:list-style-name="L106">
      <style:paragraph-properties fo:margin-top="0in" fo:margin-bottom="0.1965in" loext:contextual-spacing="false"/>
      <style:text-properties fo:language="en" fo:country="US" fo:font-style="italic"/>
    </style:style>
    <style:style style:name="P41" style:family="paragraph" style:parent-style-name="List_20_Contents" style:list-style-name="L84">
      <style:paragraph-properties fo:margin-top="0in" fo:margin-bottom="0.1965in" loext:contextual-spacing="false"/>
    </style:style>
    <style:style style:name="P42" style:family="paragraph" style:parent-style-name="Standard">
      <style:text-properties officeooo:rsid="00025e2b" officeooo:paragraph-rsid="000bc896"/>
    </style:style>
    <style:style style:name="P43" style:family="paragraph" style:parent-style-name="Text_20_body">
      <style:text-properties officeooo:rsid="00025e2b" officeooo:paragraph-rsid="000bc896"/>
    </style:style>
    <style:style style:name="P44" style:family="paragraph" style:parent-style-name="Text_20_body">
      <style:text-properties fo:font-weight="bold" officeooo:rsid="00025e2b" officeooo:paragraph-rsid="000bc896" style:font-weight-asian="bold" style:font-weight-complex="bold"/>
    </style:style>
    <style:style style:name="P45" style:family="paragraph" style:parent-style-name="Text_20_body">
      <style:text-properties fo:font-weight="bold" officeooo:rsid="000bc896" officeooo:paragraph-rsid="000bc896" style:font-weight-asian="bold" style:font-weight-complex="bold"/>
    </style:style>
    <style:style style:name="P46" style:family="paragraph" style:parent-style-name="Text_20_body">
      <style:text-properties fo:font-weight="normal" officeooo:rsid="00025e2b" officeooo:paragraph-rsid="000bc896" style:font-weight-asian="normal" style:font-weight-complex="normal"/>
    </style:style>
    <style:style style:name="P47" style:family="paragraph" style:parent-style-name="Text_20_body">
      <style:text-properties style:text-outline="true" fo:text-shadow="1pt 1pt" fo:font-weight="bold" officeooo:paragraph-rsid="000bc896" fo:background-color="#999999" style:font-weight-asian="bold" style:font-weight-complex="bold"/>
    </style:style>
    <style:style style:name="P48" style:family="paragraph" style:parent-style-name="Text_20_body">
      <style:text-properties officeooo:rsid="00170637" officeooo:paragraph-rsid="000bc896"/>
    </style:style>
    <style:style style:name="P49" style:family="paragraph" style:parent-style-name="Text_20_body">
      <style:text-properties officeooo:paragraph-rsid="000bc896"/>
    </style:style>
    <style:style style:name="P50" style:family="paragraph" style:parent-style-name="Text_20_body">
      <style:text-properties officeooo:rsid="000bc896" officeooo:paragraph-rsid="000bc896"/>
    </style:style>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9"/>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9"/>
    <style:style style:name="P67" style:family="paragraph" style:parent-style-name="Text_20_body" style:list-style-name="L62"/>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8"/>
    <style:style style:name="P78" style:family="paragraph" style:parent-style-name="Text_20_body" style:list-style-name="L81"/>
    <style:style style:name="P79" style:family="paragraph" style:parent-style-name="Text_20_body" style:list-style-name="L82"/>
    <style:style style:name="P80" style:family="paragraph" style:parent-style-name="Text_20_body" style:list-style-name="L84"/>
    <style:style style:name="P81" style:family="paragraph" style:parent-style-name="Text_20_body" style:list-style-name="L85"/>
    <style:style style:name="P82" style:family="paragraph" style:parent-style-name="Text_20_body" style:list-style-name="L86"/>
    <style:style style:name="P83" style:family="paragraph" style:parent-style-name="Text_20_body" style:list-style-name="L90"/>
    <style:style style:name="P84" style:family="paragraph" style:parent-style-name="Text_20_body" style:list-style-name="L95"/>
    <style:style style:name="P85" style:family="paragraph" style:parent-style-name="Text_20_body" style:list-style-name="L96"/>
    <style:style style:name="P86" style:family="paragraph" style:parent-style-name="Text_20_body" style:list-style-name="L97"/>
    <style:style style:name="P87" style:family="paragraph" style:parent-style-name="Text_20_body" style:list-style-name="L99"/>
    <style:style style:name="P88" style:family="paragraph" style:parent-style-name="Text_20_body" style:list-style-name="L104"/>
    <style:style style:name="P89" style:family="paragraph" style:parent-style-name="Text_20_body" style:list-style-name="L105"/>
    <style:style style:name="P90" style:family="paragraph" style:parent-style-name="Text_20_body" style:list-style-name="L109"/>
    <style:style style:name="P91" style:family="paragraph" style:parent-style-name="Text_20_body" style:list-style-name="L110"/>
    <style:style style:name="P92" style:family="paragraph" style:parent-style-name="Text_20_body" style:list-style-name="L111"/>
    <style:style style:name="P93" style:family="paragraph" style:parent-style-name="Text_20_body">
      <style:text-properties officeooo:rsid="000c24c5" officeooo:paragraph-rsid="000c24c5"/>
    </style:style>
    <style:style style:name="P94" style:family="paragraph" style:parent-style-name="Text_20_body">
      <style:text-properties officeooo:paragraph-rsid="000c24c5"/>
    </style:style>
    <style:style style:name="P95" style:family="paragraph" style:parent-style-name="Text_20_body" style:list-style-name="L112"/>
    <style:style style:name="P96" style:family="paragraph" style:parent-style-name="Text_20_body" style:list-style-name="L113"/>
    <style:style style:name="P97" style:family="paragraph" style:parent-style-name="Text_20_body" style:list-style-name="L14">
      <style:paragraph-properties fo:margin-top="0in" fo:margin-bottom="0in" loext:contextual-spacing="false"/>
    </style:style>
    <style:style style:name="P98" style:family="paragraph" style:parent-style-name="Text_20_body" style:list-style-name="L16">
      <style:paragraph-properties fo:margin-top="0in" fo:margin-bottom="0in" loext:contextual-spacing="false"/>
    </style:style>
    <style:style style:name="P99" style:family="paragraph" style:parent-style-name="Text_20_body" style:list-style-name="L18">
      <style:paragraph-properties fo:margin-top="0in" fo:margin-bottom="0in" loext:contextual-spacing="false"/>
    </style:style>
    <style:style style:name="P100" style:family="paragraph" style:parent-style-name="Text_20_body" style:list-style-name="L20">
      <style:paragraph-properties fo:margin-top="0in" fo:margin-bottom="0in" loext:contextual-spacing="false"/>
    </style:style>
    <style:style style:name="P101" style:family="paragraph" style:parent-style-name="Text_20_body" style:list-style-name="L22">
      <style:paragraph-properties fo:margin-top="0in" fo:margin-bottom="0in" loext:contextual-spacing="false"/>
    </style:style>
    <style:style style:name="P102" style:family="paragraph" style:parent-style-name="Text_20_body" style:list-style-name="L30">
      <style:paragraph-properties fo:margin-top="0in" fo:margin-bottom="0in" loext:contextual-spacing="false"/>
    </style:style>
    <style:style style:name="P103" style:family="paragraph" style:parent-style-name="Text_20_body" style:list-style-name="L32">
      <style:paragraph-properties fo:margin-top="0in" fo:margin-bottom="0in" loext:contextual-spacing="false"/>
    </style:style>
    <style:style style:name="P104" style:family="paragraph" style:parent-style-name="Text_20_body" style:list-style-name="L39">
      <style:paragraph-properties fo:margin-top="0in" fo:margin-bottom="0in" loext:contextual-spacing="false"/>
    </style:style>
    <style:style style:name="P105" style:family="paragraph" style:parent-style-name="Text_20_body" style:list-style-name="L45">
      <style:paragraph-properties fo:margin-top="0in" fo:margin-bottom="0in" loext:contextual-spacing="false"/>
    </style:style>
    <style:style style:name="P106" style:family="paragraph" style:parent-style-name="Text_20_body" style:list-style-name="L47">
      <style:paragraph-properties fo:margin-top="0in" fo:margin-bottom="0in" loext:contextual-spacing="false"/>
    </style:style>
    <style:style style:name="P107" style:family="paragraph" style:parent-style-name="Text_20_body" style:list-style-name="L49">
      <style:paragraph-properties fo:margin-top="0in" fo:margin-bottom="0in" loext:contextual-spacing="false"/>
    </style:style>
    <style:style style:name="P108" style:family="paragraph" style:parent-style-name="Text_20_body" style:list-style-name="L51">
      <style:paragraph-properties fo:margin-top="0in" fo:margin-bottom="0in" loext:contextual-spacing="false"/>
    </style:style>
    <style:style style:name="P109" style:family="paragraph" style:parent-style-name="Text_20_body" style:list-style-name="L57">
      <style:paragraph-properties fo:margin-top="0in" fo:margin-bottom="0in" loext:contextual-spacing="false"/>
    </style:style>
    <style:style style:name="P110" style:family="paragraph" style:parent-style-name="Text_20_body" style:list-style-name="L60">
      <style:paragraph-properties fo:margin-top="0in" fo:margin-bottom="0in" loext:contextual-spacing="false"/>
    </style:style>
    <style:style style:name="P111" style:family="paragraph" style:parent-style-name="Text_20_body" style:list-style-name="L63">
      <style:paragraph-properties fo:margin-top="0in" fo:margin-bottom="0in" loext:contextual-spacing="false"/>
    </style:style>
    <style:style style:name="P112" style:family="paragraph" style:parent-style-name="Text_20_body" style:list-style-name="L68">
      <style:paragraph-properties fo:margin-top="0in" fo:margin-bottom="0in" loext:contextual-spacing="false"/>
    </style:style>
    <style:style style:name="P113" style:family="paragraph" style:parent-style-name="Text_20_body" style:list-style-name="L71">
      <style:paragraph-properties fo:margin-top="0in" fo:margin-bottom="0in" loext:contextual-spacing="false"/>
    </style:style>
    <style:style style:name="P114" style:family="paragraph" style:parent-style-name="Text_20_body" style:list-style-name="L76">
      <style:paragraph-properties fo:margin-top="0in" fo:margin-bottom="0in" loext:contextual-spacing="false"/>
    </style:style>
    <style:style style:name="P115" style:family="paragraph" style:parent-style-name="Text_20_body" style:list-style-name="L79">
      <style:paragraph-properties fo:margin-top="0in" fo:margin-bottom="0in" loext:contextual-spacing="false"/>
    </style:style>
    <style:style style:name="P116" style:family="paragraph" style:parent-style-name="Text_20_body" style:list-style-name="L88">
      <style:paragraph-properties fo:margin-top="0in" fo:margin-bottom="0in" loext:contextual-spacing="false"/>
    </style:style>
    <style:style style:name="P117" style:family="paragraph" style:parent-style-name="Text_20_body" style:list-style-name="L91">
      <style:paragraph-properties fo:margin-top="0in" fo:margin-bottom="0in" loext:contextual-spacing="false"/>
    </style:style>
    <style:style style:name="P118" style:family="paragraph" style:parent-style-name="Text_20_body" style:list-style-name="L93">
      <style:paragraph-properties fo:margin-top="0in" fo:margin-bottom="0in" loext:contextual-spacing="false"/>
    </style:style>
    <style:style style:name="P119" style:family="paragraph" style:parent-style-name="Text_20_body" style:list-style-name="L100">
      <style:paragraph-properties fo:margin-top="0in" fo:margin-bottom="0in" loext:contextual-spacing="false"/>
    </style:style>
    <style:style style:name="P120" style:family="paragraph" style:parent-style-name="Text_20_body" style:list-style-name="L102">
      <style:paragraph-properties fo:margin-top="0in" fo:margin-bottom="0in" loext:contextual-spacing="false"/>
    </style:style>
    <style:style style:name="P121" style:family="paragraph" style:parent-style-name="Text_20_body" style:list-style-name="L107">
      <style:paragraph-properties fo:margin-top="0in" fo:margin-bottom="0in" loext:contextual-spacing="false"/>
    </style:style>
    <style:style style:name="P122" style:family="paragraph" style:parent-style-name="Text_20_body" style:list-style-name="L112">
      <style:paragraph-properties fo:margin-top="0in" fo:margin-bottom="0in" loext:contextual-spacing="false"/>
    </style:style>
    <style:style style:name="P123" style:family="paragraph" style:parent-style-name="Text_20_body" style:list-style-name="L113">
      <style:paragraph-properties fo:margin-top="0in" fo:margin-bottom="0in" loext:contextual-spacing="false"/>
    </style:style>
    <style:style style:name="P124" style:family="paragraph" style:parent-style-name="Text_20_body">
      <style:paragraph-properties fo:margin-left="0in" fo:margin-right="0in" fo:margin-top="0in" fo:margin-bottom="0.1965in" loext:contextual-spacing="false" fo:text-indent="0in" style:auto-text-indent="false"/>
      <style:text-properties fo:font-style="normal" officeooo:rsid="000bc896" officeooo:paragraph-rsid="000bc896" style:font-style-asian="normal" style:font-style-complex="normal"/>
    </style:style>
    <style:style style:name="P125" style:family="paragraph" style:parent-style-name="Text_20_body">
      <style:paragraph-properties fo:margin-left="0in" fo:margin-right="0in" fo:margin-top="0in" fo:margin-bottom="0.1965in" loext:contextual-spacing="false" fo:text-indent="0in" style:auto-text-indent="false"/>
      <style:text-properties fo:font-style="normal" fo:font-weight="bold" officeooo:rsid="000bc896" officeooo:paragraph-rsid="000bc896" style:font-style-asian="normal" style:font-weight-asian="bold" style:font-style-complex="normal" style:font-weight-complex="bold"/>
    </style:style>
    <style:style style:name="T1" style:family="text">
      <style:text-properties officeooo:rsid="00025e2b"/>
    </style:style>
    <style:style style:name="T2" style:family="text">
      <style:text-properties fo:font-weight="normal" style:font-weight-asian="normal" style:font-weight-complex="normal"/>
    </style:style>
    <style:style style:name="T3" style:family="text">
      <style:text-properties fo:font-weight="normal" officeooo:rsid="00025e2b" style:font-weight-asian="normal" style:font-weight-complex="normal"/>
    </style:style>
    <style:style style:name="T4" style:family="text">
      <style:text-properties fo:font-weight="normal" officeooo:rsid="000bc896"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25e2b" style:font-weight-asian="bold" style:font-weight-complex="bold"/>
    </style:style>
    <style:style style:name="T8" style:family="text">
      <style:text-properties fo:font-weight="bold" officeooo:rsid="000bc896" style:font-weight-asian="bold" style:font-weight-complex="bold"/>
    </style:style>
    <style:style style:name="T9" style:family="text">
      <style:text-properties style:text-position="super 58%"/>
    </style:style>
    <style:style style:name="T10" style:family="text">
      <style:text-properties officeooo:rsid="000bc896"/>
    </style:style>
    <style:style style:name="T11" style:family="text">
      <style:text-properties loext:padding-left="0in" loext:padding-right="0in" loext:padding-top="0in" loext:padding-bottom="0.0193in" loext:border-left="none" loext:border-right="none" loext:border-top="none" loext:border-bottom="0.06pt dotted #000000"/>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officeooo:rsid="000bc896"/>
    </style:style>
    <style:style style:name="T15" style:family="text">
      <style:text-properties fo:language="en" fo:country="US"/>
    </style:style>
    <style:style style:name="T16" style:family="text">
      <style:text-properties fo:language="en" fo:country="US" fo:font-style="italic"/>
    </style:style>
    <style:style style:name="T17" style:family="text">
      <style:text-properties fo:language="en" fo:country="US" fo:font-style="italic" fo:font-weight="bold"/>
    </style:style>
    <style:style style:name="T18" style:family="text">
      <style:text-properties fo:language="en" fo:country="US" fo:font-weight="bold"/>
    </style:style>
    <style:style style:name="T19" style:family="text">
      <style:text-properties fo:language="en" fo:country="US" officeooo:rsid="000bc896"/>
    </style:style>
    <style:style style:name="T20" style:family="text">
      <style:text-properties officeooo:rsid="000c24c5"/>
    </style:style>
    <style:style style:name="T21" style:family="text">
      <style:text-properties style:text-position="33% 80%"/>
    </style:style>
    <style:style style:name="T22" style:family="text">
      <style:text-properties style:font-name="Liberation Sans" fo:font-size="13.3000001907349pt" fo:font-style="italic" fo:font-weight="bold" officeooo:rsid="000c24c5"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3" style:family="text">
      <style:text-properties fo:language="fr" fo:country="FR" fo:font-style="italic"/>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he </text:span>Existential Index</text:h>
      <text:p text:style-name="P43">A document to document existentialism, and provide help for people who suffer with it. For personal and public usage.</text:p>
      <text:p text:style-name="P50">Currently, this book needs community support. As a <text:a xlink:type="simple" xlink:href="https://en.wikipedia.org/wiki/Boilerplate_code/" text:style-name="Internet_20_link" text:visited-style-name="Visited_20_Internet_20_Link">boilerplate</text:a>, I am quoting <text:a xlink:type="simple" xlink:href="https://en.wikipedia.org/" text:style-name="Internet_20_link" text:visited-style-name="Visited_20_Internet_20_Link">Wikipedia</text:a> and <text:a xlink:type="simple" xlink:href="https://en.wiktionary.org/" text:style-name="Internet_20_link" text:visited-style-name="Visited_20_Internet_20_Link">Wiktionary</text:a> a lot, and I hope to improve this in the future by having more structured definitions <text:span text:style-name="T20">and a lot less reliance on text from Wikipedia. Image examples will also be included in the book in the future. </text:span></text:p>
      <text:p text:style-name="P93">Planned max size: 2500 pages</text:p>
      <text:p text:style-name="P93">Planned minimum size: 700 pages</text:p>
      <text:h text:style-name="P2" text:outline-level="2">Glossary</text:h>
      <text:p text:style-name="P49">Universe</text:p>
      <text:p text:style-name="P49">Significance</text:p>
      <text:p text:style-name="P49">Nihilism</text:p>
      <text:p text:style-name="P49">Nihilistic</text:p>
      <text:p text:style-name="P49">Existential</text:p>
      <text:p text:style-name="P49">Existentialism</text:p>
      <text:p text:style-name="P50">Cosmicism</text:p>
      <text:p text:style-name="P50">Death</text:p>
      <text:p text:style-name="P50">Time</text:p>
      <text:p text:style-name="P50">Meaning</text:p>
      <text:p text:style-name="P50">Life</text:p>
      <text:p text:style-name="P45">Glossary is incomplete and needs expansion</text:p>
      <text:h text:style-name="P3" text:outline-level="3">Glossary</text:h>
      <text:h text:style-name="P2" text:outline-level="2">Index</text:h>
      <text:p text:style-name="P49">Definition</text:p>
      <text:p text:style-name="P43">Glossary</text:p>
      <text:p text:style-name="P49">In history</text:p>
      <text:p text:style-name="P49">In media</text:p>
      <text:p text:style-name="P49">&gt; Rick and Morty</text:p>
      <text:p text:style-name="P49">Fixes</text:p>
      <text:p text:style-name="P43"><text:soft-page-break/>Personal experience (from the author)</text:p>
      <text:p text:style-name="P43">Notes</text:p>
      <text:p text:style-name="P45">Index is incomplete and needs expansion; Links in Index also currently don’t work</text:p>
      <text:h text:style-name="P3" text:outline-level="3">Definition</text:h>
      <text:p text:style-name="P50">For the definition of the topics of Nihilism and Existentialism.</text:p>
      <text:h text:style-name="Heading_20_4" text:outline-level="4">Definition of <text:span text:style-name="T10">Nihilis</text:span>m:</text:h>
      <text:p text:style-name="P50">From: <text:a xlink:type="simple" xlink:href="https://en.wikipedia.org/wiki/Nihilism/" text:style-name="Internet_20_link" text:visited-style-name="Visited_20_Internet_20_Link">[Wikipedia]</text:a></text:p>
      <text:p text:style-name="P50"><text:span text:style-name="T5">Nihilism</text:span> (<text:a xlink:type="simple" xlink:href="https://en.wikipedia.org/wiki/Help:IPA/English" text:style-name="Internet_20_link" text:visited-style-name="Visited_20_Internet_20_Link">/</text:a><text:a xlink:type="simple" xlink:href="https://en.wikipedia.org/wiki/Help:IPA/English" text:style-name="Internet_20_link" text:visited-style-name="Visited_20_Internet_20_Link"><text:span text:style-name="T11">ˈnaɪ</text:span></text:a><text:a xlink:type="simple" xlink:href="https://en.wikipedia.org/wiki/Help:IPA/English" text:style-name="Internet_20_link" text:visited-style-name="Visited_20_Internet_20_Link">(</text:a><text:a xlink:type="simple" xlink:href="https://en.wikipedia.org/wiki/Help:IPA/English" text:style-name="Internet_20_link" text:visited-style-name="Visited_20_Internet_20_Link"><text:span text:style-name="T11">h</text:span></text:a><text:a xlink:type="simple" xlink:href="https://en.wikipedia.org/wiki/Help:IPA/English" text:style-name="Internet_20_link" text:visited-style-name="Visited_20_Internet_20_Link">)</text:a><text:a xlink:type="simple" xlink:href="https://en.wikipedia.org/wiki/Help:IPA/English" text:style-name="Internet_20_link" text:visited-style-name="Visited_20_Internet_20_Link"><text:span text:style-name="T11">ɪlɪzəm</text:span></text:a><text:a xlink:type="simple" xlink:href="https://en.wikipedia.org/wiki/Help:IPA/English" text:style-name="Internet_20_link" text:visited-style-name="Visited_20_Internet_20_Link">, </text:a><text:a xlink:type="simple" xlink:href="https://en.wikipedia.org/wiki/Help:IPA/English" text:style-name="Internet_20_link" text:visited-style-name="Visited_20_Internet_20_Link"><text:span text:style-name="T11">ˈniː</text:span></text:a><text:a xlink:type="simple" xlink:href="https://en.wikipedia.org/wiki/Help:IPA/English" text:style-name="Internet_20_link" text:visited-style-name="Visited_20_Internet_20_Link">-/</text:a>; from <text:a xlink:type="simple" xlink:href="https://en.wikipedia.org/wiki/Latin_language" text:style-name="Internet_20_link" text:visited-style-name="Visited_20_Internet_20_Link">Latin</text:a> <text:span text:style-name="T12">nihil</text:span> 'nothing') is a <text:a xlink:type="simple" xlink:href="https://en.wikipedia.org/wiki/Philosophy" text:style-name="Internet_20_link" text:visited-style-name="Visited_20_Internet_20_Link">philosophy</text:a>, or family of views within philosophy, expressing <text:a xlink:type="simple" xlink:href="https://en.wiktionary.org/wiki/negation" text:style-name="Internet_20_link" text:visited-style-name="Visited_20_Internet_20_Link">negation</text:a> (i.e., denial of) towards general aspects of life that are widely accepted within <text:a xlink:type="simple" xlink:href="https://en.wikipedia.org/wiki/Humans" text:style-name="Internet_20_link" text:visited-style-name="Visited_20_Internet_20_Link">humanity</text:a> as <text:a xlink:type="simple" xlink:href="https://en.wikipedia.org/wiki/Objective_truth" text:style-name="Internet_20_link" text:visited-style-name="Visited_20_Internet_20_Link">objectively</text:a> real,<text:bookmark text:name="cite_ref-13"/><text:a xlink:type="simple" xlink:href="https://en.wikipedia.org/wiki/Nihilism#cite_note-1" text:style-name="Internet_20_link" text:visited-style-name="Visited_20_Internet_20_Link">[1]</text:a><text:bookmark text:name="cite_ref-21"/><text:a xlink:type="simple" xlink:href="https://en.wikipedia.org/wiki/Nihilism#cite_note-2" text:style-name="Internet_20_link" text:visited-style-name="Visited_20_Internet_20_Link">[2]</text:a> such as <text:a xlink:type="simple" xlink:href="https://en.wikipedia.org/wiki/Knowledge" text:style-name="Internet_20_link" text:visited-style-name="Visited_20_Internet_20_Link">knowledge</text:a>, <text:a xlink:type="simple" xlink:href="https://en.wikipedia.org/wiki/Existence" text:style-name="Internet_20_link" text:visited-style-name="Visited_20_Internet_20_Link">existence</text:a>, and the <text:a xlink:type="simple" xlink:href="https://en.wikipedia.org/wiki/Meaning_of_life" text:style-name="Internet_20_link" text:visited-style-name="Visited_20_Internet_20_Link">meaning of life</text:a>.<text:bookmark text:name="cite_ref-:1_3-0"/><text:a xlink:type="simple" xlink:href="https://en.wikipedia.org/wiki/Nihilism#cite_note-:1-3" text:style-name="Internet_20_link" text:visited-style-name="Visited_20_Internet_20_Link">[3]</text:a><text:bookmark text:name="cite_ref-4"/><text:a xlink:type="simple" xlink:href="https://en.wikipedia.org/wiki/Nihilism#cite_note-4" text:style-name="Internet_20_link" text:visited-style-name="Visited_20_Internet_20_Link">[4]</text:a> Different nihilist positions hold variously that <text:a xlink:type="simple" xlink:href="https://en.wikipedia.org/wiki/Value_(ethics)" text:style-name="Internet_20_link" text:visited-style-name="Visited_20_Internet_20_Link">human values</text:a> are baseless, that life is meaningless, that knowledge is impossible, or that some set of entities do not exist, are meaningless, or pointless.<text:bookmark text:name="cite_ref-IEP_5-0"/><text:a xlink:type="simple" xlink:href="https://en.wikipedia.org/wiki/Nihilism#cite_note-IEP-5" text:style-name="Internet_20_link" text:visited-style-name="Visited_20_Internet_20_Link">[5]</text:a><text:bookmark text:name="cite_ref-SEP_6-0"/><text:a xlink:type="simple" xlink:href="https://en.wikipedia.org/wiki/Nihilism#cite_note-SEP-6" text:style-name="Internet_20_link" text:visited-style-name="Visited_20_Internet_20_Link">[6]</text:a> </text:p>
      <text:p text:style-name="Text_20_body">The study of nihilism may regard it as merely a label that has been applied to various separate philosophies,<text:bookmark text:name="cite_ref-terBorg1988_7-0"/><text:a xlink:type="simple" xlink:href="https://en.wikipedia.org/wiki/Nihilism#cite_note-terBorg1988-7" text:style-name="Internet_20_link" text:visited-style-name="Visited_20_Internet_20_Link">[7]</text:a> or as a distinct historical concept arising out of <text:a xlink:type="simple" xlink:href="https://en.wikipedia.org/wiki/Nominalism" text:style-name="Internet_20_link" text:visited-style-name="Visited_20_Internet_20_Link">nominalism</text:a>, <text:a xlink:type="simple" xlink:href="https://en.wikipedia.org/wiki/Skepticism" text:style-name="Internet_20_link" text:visited-style-name="Visited_20_Internet_20_Link">skepticism</text:a>, and <text:a xlink:type="simple" xlink:href="https://en.wikipedia.org/wiki/Philosophical_pessimism" text:style-name="Internet_20_link" text:visited-style-name="Visited_20_Internet_20_Link">philosophical pessimism</text:a>, as well as possibly out of <text:a xlink:type="simple" xlink:href="https://en.wikipedia.org/wiki/Christianity" text:style-name="Internet_20_link" text:visited-style-name="Visited_20_Internet_20_Link">Christianity</text:a> itself.<text:bookmark text:name="cite_ref-Nihilism_Before_Nietzsche_8-0"/><text:a xlink:type="simple" xlink:href="https://en.wikipedia.org/wiki/Nihilism#cite_note-Nihilism_Before_Nietzsche-8" text:style-name="Internet_20_link" text:visited-style-name="Visited_20_Internet_20_Link">[8]</text:a> Contemporary understanding of the idea stems largely from the <text:a xlink:type="simple" xlink:href="https://en.wikipedia.org/wiki/Nietzschean" text:style-name="Internet_20_link" text:visited-style-name="Visited_20_Internet_20_Link">Nietzschean</text:a> 'crisis of nihilism', from which derive the two central concepts: the destruction of higher values and the opposition to the <text:a xlink:type="simple" xlink:href="https://en.wikipedia.org/wiki/Affirmation_of_life" text:style-name="Internet_20_link" text:visited-style-name="Visited_20_Internet_20_Link">affirmation of life</text:a>.<text:bookmark text:name="cite_ref-91"/><text:a xlink:type="simple" xlink:href="https://en.wikipedia.org/wiki/Nihilism#cite_note-9" text:style-name="Internet_20_link" text:visited-style-name="Visited_20_Internet_20_Link">[9]</text:a><text:bookmark text:name="cite_ref-IEP_5-1"/><text:a xlink:type="simple" xlink:href="https://en.wikipedia.org/wiki/Nihilism#cite_note-IEP-5" text:style-name="Internet_20_link" text:visited-style-name="Visited_20_Internet_20_Link">[5]</text:a> Earlier forms of nihilism, however, may be more selective in negating specific hegemonies of social, moral, political and aesthetic thought.<text:bookmark text:name="cite_ref-101"/><text:a xlink:type="simple" xlink:href="https://en.wikipedia.org/wiki/Nihilism#cite_note-10" text:style-name="Internet_20_link" text:visited-style-name="Visited_20_Internet_20_Link">[10]</text:a> </text:p>
      <text:p text:style-name="Text_20_body">The term is sometimes used in association with <text:a xlink:type="simple" xlink:href="https://en.wikipedia.org/wiki/Anomie" text:style-name="Internet_20_link" text:visited-style-name="Visited_20_Internet_20_Link"><text:span text:style-name="T12">anomie</text:span></text:a> to explain the general mood of <text:a xlink:type="simple" xlink:href="https://en.wikipedia.org/wiki/Despair" text:style-name="Internet_20_link" text:visited-style-name="Visited_20_Internet_20_Link">despair</text:a> at a perceived pointlessness of existence or <text:a xlink:type="simple" xlink:href="https://en.wikipedia.org/wiki/Arbitrariness" text:style-name="Internet_20_link" text:visited-style-name="Visited_20_Internet_20_Link">arbitrariness</text:a> of human principles and <text:a xlink:type="simple" xlink:href="https://en.wikipedia.org/wiki/Social_institutions" text:style-name="Internet_20_link" text:visited-style-name="Visited_20_Internet_20_Link">social institutions</text:a>. Nihilism has also been described as conspicuous in or constitutive of certain <text:a xlink:type="simple" xlink:href="https://en.wikipedia.org/wiki/History_by_period" text:style-name="Internet_20_link" text:visited-style-name="Visited_20_Internet_20_Link">historical periods</text:a>. For example,<text:bookmark text:name="cite_ref-111"/><text:a xlink:type="simple" xlink:href="https://en.wikipedia.org/wiki/Nihilism#cite_note-11" text:style-name="Internet_20_link" text:visited-style-name="Visited_20_Internet_20_Link">[11]</text:a> <text:a xlink:type="simple" xlink:href="https://en.wikipedia.org/wiki/Jean_Baudrillard" text:style-name="Internet_20_link" text:visited-style-name="Visited_20_Internet_20_Link">Jean Baudrillard</text:a><text:bookmark text:name="cite_ref-121"/><text:a xlink:type="simple" xlink:href="https://en.wikipedia.org/wiki/Nihilism#cite_note-12" text:style-name="Internet_20_link" text:visited-style-name="Visited_20_Internet_20_Link">[12]</text:a><text:bookmark text:name="cite_ref-131"/><text:a xlink:type="simple" xlink:href="https://en.wikipedia.org/wiki/Nihilism#cite_note-13" text:style-name="Internet_20_link" text:visited-style-name="Visited_20_Internet_20_Link">[13]</text:a> and others have characterized <text:a xlink:type="simple" xlink:href="https://en.wikipedia.org/wiki/Postmodernity" text:style-name="Internet_20_link" text:visited-style-name="Visited_20_Internet_20_Link">postmodernity</text:a> as a nihilistic epoch<text:bookmark text:name="cite_ref-141"/><text:a xlink:type="simple" xlink:href="https://en.wikipedia.org/wiki/Nihilism#cite_note-14" text:style-name="Internet_20_link" text:visited-style-name="Visited_20_Internet_20_Link">[14]</text:a> or mode of thought.<text:bookmark text:name="cite_ref-151"/><text:a xlink:type="simple" xlink:href="https://en.wikipedia.org/wiki/Nihilism#cite_note-15" text:style-name="Internet_20_link" text:visited-style-name="Visited_20_Internet_20_Link">[15]</text:a> Likewise, some <text:a xlink:type="simple" xlink:href="https://en.wikipedia.org/wiki/Theologian" text:style-name="Internet_20_link" text:visited-style-name="Visited_20_Internet_20_Link">theologians</text:a> and religious figures have stated that postmodernity<text:bookmark text:name="cite_ref-161"/><text:a xlink:type="simple" xlink:href="https://en.wikipedia.org/wiki/Nihilism#cite_note-16" text:style-name="Internet_20_link" text:visited-style-name="Visited_20_Internet_20_Link">[16]</text:a> and many aspects of <text:a xlink:type="simple" xlink:href="https://en.wikipedia.org/wiki/Modernity" text:style-name="Internet_20_link" text:visited-style-name="Visited_20_Internet_20_Link">modernity</text:a><text:bookmark text:name="cite_ref-phillips_17-0"/><text:a xlink:type="simple" xlink:href="https://en.wikipedia.org/wiki/Nihilism#cite_note-phillips-17" text:style-name="Internet_20_link" text:visited-style-name="Visited_20_Internet_20_Link">[17]</text:a> represent nihilism by a negation of religious principles. Nihilism has, however, been widely ascribed to both religious and <text:a xlink:type="simple" xlink:href="https://en.wikipedia.org/wiki/Irreligious" text:style-name="Internet_20_link" text:visited-style-name="Visited_20_Internet_20_Link">irreligious</text:a> viewpoints.<text:bookmark text:name="cite_ref-Nihilism_Before_Nietzsche_8-1"/><text:a xlink:type="simple" xlink:href="https://en.wikipedia.org/wiki/Nihilism#cite_note-Nihilism_Before_Nietzsche-8" text:style-name="Internet_20_link" text:visited-style-name="Visited_20_Internet_20_Link">[8]</text:a> </text:p>
      <text:p text:style-name="Text_20_body">In popular use, the term commonly refers to forms of <text:a xlink:type="simple" xlink:href="https://en.wikipedia.org/wiki/Existential_nihilism" text:style-name="Internet_20_link" text:visited-style-name="Visited_20_Internet_20_Link">existential nihilism</text:a>, according to which life is without <text:a xlink:type="simple" xlink:href="https://en.wikipedia.org/wiki/Intrinsic_value_(ethics)" text:style-name="Internet_20_link" text:visited-style-name="Visited_20_Internet_20_Link">intrinsic value</text:a>, <text:a xlink:type="simple" xlink:href="https://en.wikipedia.org/wiki/Meaning_(psychology)" text:style-name="Internet_20_link" text:visited-style-name="Visited_20_Internet_20_Link">meaning</text:a>, or purpose.<text:bookmark text:name="cite_ref-18"/><text:a xlink:type="simple" xlink:href="https://en.wikipedia.org/wiki/Nihilism#cite_note-18" text:style-name="Internet_20_link" text:visited-style-name="Visited_20_Internet_20_Link">[18]</text:a> Other prominent positions within nihilism include the rejection of all <text:a xlink:type="simple" xlink:href="https://en.wikipedia.org/wiki/Normative" text:style-name="Internet_20_link" text:visited-style-name="Visited_20_Internet_20_Link">normative</text:a> and <text:a xlink:type="simple" xlink:href="https://en.wikipedia.org/wiki/Ethical" text:style-name="Internet_20_link" text:visited-style-name="Visited_20_Internet_20_Link">ethical</text:a> views (<text:a xlink:type="simple" xlink:href="https://en.wikipedia.org/wiki/Nihilism#Moral_nihilism" text:style-name="Internet_20_link" text:visited-style-name="Visited_20_Internet_20_Link">§ Moral nihilism</text:a>), the rejection of all social and <text:a xlink:type="simple" xlink:href="https://en.wikipedia.org/wiki/Political_institution" text:style-name="Internet_20_link" text:visited-style-name="Visited_20_Internet_20_Link">political institutions</text:a> (<text:a xlink:type="simple" xlink:href="https://en.wikipedia.org/wiki/Nihilism#Political_nihilism" text:style-name="Internet_20_link" text:visited-style-name="Visited_20_Internet_20_Link">§ Political nihilism</text:a>), the stance that no knowledge can or does exist (<text:a xlink:type="simple" xlink:href="https://en.wikipedia.org/wiki/Nihilism#Epistemological_nihilism" text:style-name="Internet_20_link" text:visited-style-name="Visited_20_Internet_20_Link">§ Epistemological nihilism</text:a>), and a number of <text:a xlink:type="simple" xlink:href="https://en.wikipedia.org/wiki/Metaphysical" text:style-name="Internet_20_link" text:visited-style-name="Visited_20_Internet_20_Link">metaphysical</text:a> positions, which assert that <text:a xlink:type="simple" xlink:href="https://en.wikipedia.org/wiki/Physical_object" text:style-name="Internet_20_link" text:visited-style-name="Visited_20_Internet_20_Link">non-abstract objects</text:a> do not exist (<text:a xlink:type="simple" xlink:href="https://en.wikipedia.org/wiki/Nihilism#Metaphysical_nihilism" text:style-name="Internet_20_link" text:visited-style-name="Visited_20_Internet_20_Link">§ Metaphysical nihilism</text:a>), that <text:a xlink:type="simple" xlink:href="https://en.wikipedia.org/wiki/Mereology" text:style-name="Internet_20_link" text:visited-style-name="Visited_20_Internet_20_Link">composite objects</text:a> do not exist (<text:a xlink:type="simple" xlink:href="https://en.wikipedia.org/wiki/Nihilism#Mereological_nihilism" text:style-name="Internet_20_link" text:visited-style-name="Visited_20_Internet_20_Link">§ Mereological nihilism</text:a>), or even that life itself does not exist. </text:p>
      <text:h text:style-name="Heading_20_4" text:outline-level="4">Definition of Existentialism</text:h>
      <text:p text:style-name="P50">From: <text:a xlink:type="simple" xlink:href="https://en.wikipedia.org/wiki/Existentialism/" text:style-name="Internet_20_link" text:visited-style-name="Visited_20_Internet_20_Link">[Wikipedia]</text:a></text:p>
      <text:p text:style-name="P50"><text:soft-page-break/><text:span text:style-name="T5">Existentialism</text:span> (<text:a xlink:type="simple" xlink:href="https://en.wikipedia.org/wiki/Help:IPA/English" text:style-name="Internet_20_link" text:visited-style-name="Visited_20_Internet_20_Link">/</text:a><text:a xlink:type="simple" xlink:href="https://en.wikipedia.org/wiki/Help:IPA/English" text:style-name="Internet_20_link" text:visited-style-name="Visited_20_Internet_20_Link"><text:span text:style-name="T11">ˌɛɡzɪˈstɛnʃəlɪzəm</text:span></text:a><text:a xlink:type="simple" xlink:href="https://en.wikipedia.org/wiki/Help:IPA/English" text:style-name="Internet_20_link" text:visited-style-name="Visited_20_Internet_20_Link">/</text:a><text:bookmark text:name="cite_ref-1"/><text:a xlink:type="simple" xlink:href="https://en.wikipedia.org/wiki/Existentialism#cite_note-1" text:style-name="Internet_20_link" text:visited-style-name="Visited_20_Internet_20_Link">[1]</text:a> or <text:a xlink:type="simple" xlink:href="https://en.wikipedia.org/wiki/Help:IPA/English" text:style-name="Internet_20_link" text:visited-style-name="Visited_20_Internet_20_Link">/</text:a><text:a xlink:type="simple" xlink:href="https://en.wikipedia.org/wiki/Help:IPA/English" text:style-name="Internet_20_link" text:visited-style-name="Visited_20_Internet_20_Link"><text:span text:style-name="T11">ˌɛksəˈstɛntʃəˌlɪzəm</text:span></text:a><text:a xlink:type="simple" xlink:href="https://en.wikipedia.org/wiki/Help:IPA/English" text:style-name="Internet_20_link" text:visited-style-name="Visited_20_Internet_20_Link">/</text:a><text:bookmark text:name="cite_ref-2"/><text:a xlink:type="simple" xlink:href="https://en.wikipedia.org/wiki/Existentialism#cite_note-2" text:style-name="Internet_20_link" text:visited-style-name="Visited_20_Internet_20_Link">[2]</text:a>) is a form of <text:a xlink:type="simple" xlink:href="https://en.wikipedia.org/wiki/Philosophy" text:style-name="Internet_20_link" text:visited-style-name="Visited_20_Internet_20_Link">philosophical</text:a> inquiry that explores the problem of human <text:a xlink:type="simple" xlink:href="https://en.wikipedia.org/wiki/Existence" text:style-name="Internet_20_link" text:visited-style-name="Visited_20_Internet_20_Link">existence</text:a> and centers on the experience of thinking, feeling, and acting.<text:bookmark text:name="cite_ref-3"/><text:a xlink:type="simple" xlink:href="https://en.wikipedia.org/wiki/Existentialism#cite_note-3" text:style-name="Internet_20_link" text:visited-style-name="Visited_20_Internet_20_Link">[3]</text:a><text:bookmark text:name="cite_ref-Macquarrie_4-0"/><text:a xlink:type="simple" xlink:href="https://en.wikipedia.org/wiki/Existentialism#cite_note-Macquarrie-4" text:style-name="Internet_20_link" text:visited-style-name="Visited_20_Internet_20_Link">[4]</text:a> In the view of the existentialist, the individual's starting point has been called "the <text:a xlink:type="simple" xlink:href="https://en.wikipedia.org/wiki/Existential_crisis" text:style-name="Internet_20_link" text:visited-style-name="Visited_20_Internet_20_Link">existential angst</text:a>," a sense of <text:a xlink:type="simple" xlink:href="https://en.wikipedia.org/wiki/Angst#Existentialist_angst" text:style-name="Internet_20_link" text:visited-style-name="Visited_20_Internet_20_Link">dread</text:a>, disorientation, confusion, or <text:a xlink:type="simple" xlink:href="https://en.wikipedia.org/wiki/Anxiety" text:style-name="Internet_20_link" text:visited-style-name="Visited_20_Internet_20_Link">anxiety</text:a> in the face of an apparently meaningless or <text:a xlink:type="simple" xlink:href="https://en.wikipedia.org/wiki/Absurdism" text:style-name="Internet_20_link" text:visited-style-name="Visited_20_Internet_20_Link">absurd</text:a> world.<text:bookmark text:name="cite_ref-Robert_C._Solomon_1974,_pp._1_5-0"/><text:a xlink:type="simple" xlink:href="https://en.wikipedia.org/wiki/Existentialism#cite_note-Robert_C._Solomon_1974,_pp._1-5" text:style-name="Internet_20_link" text:visited-style-name="Visited_20_Internet_20_Link">[5]</text:a> Existentialist thinkers frequently explore issues related to the <text:a xlink:type="simple" xlink:href="https://en.wikipedia.org/wiki/Meaning_of_life" text:style-name="Internet_20_link" text:visited-style-name="Visited_20_Internet_20_Link">meaning</text:a>, purpose, and <text:a xlink:type="simple" xlink:href="https://en.wikipedia.org/wiki/Value_(philosophy)" text:style-name="Internet_20_link" text:visited-style-name="Visited_20_Internet_20_Link">value</text:a> of human existence.<text:bookmark text:name="cite_ref-6"/><text:a xlink:type="simple" xlink:href="https://en.wikipedia.org/wiki/Existentialism#cite_note-6" text:style-name="Internet_20_link" text:visited-style-name="Visited_20_Internet_20_Link">[6]</text:a> </text:p>
      <text:p text:style-name="Text_20_body">Existentialism is associated with several 19th and 20th-century European philosophers who shared an emphasis on the human subject, despite profound doctrinal differences.<text:bookmark text:name="cite_ref-Crowell-SEoP_7-0"/><text:a xlink:type="simple" xlink:href="https://en.wikipedia.org/wiki/Existentialism#cite_note-Crowell-SEoP-7" text:style-name="Internet_20_link" text:visited-style-name="Visited_20_Internet_20_Link">[7]</text:a><text:bookmark text:name="cite_ref-Macquarrie_4-1"/><text:a xlink:type="simple" xlink:href="https://en.wikipedia.org/wiki/Existentialism#cite_note-Macquarrie-4" text:style-name="Internet_20_link" text:visited-style-name="Visited_20_Internet_20_Link">[4]</text:a><text:bookmark text:name="cite_ref-Philosophy_1995_p._259_8-0"/><text:a xlink:type="simple" xlink:href="https://en.wikipedia.org/wiki/Existentialism#cite_note-Philosophy_1995_p._259-8" text:style-name="Internet_20_link" text:visited-style-name="Visited_20_Internet_20_Link">[8]</text:a> Many existentialists regarded traditional systematic or academic philosophies, in style and content, as too abstract and remote from concrete human experience.<text:bookmark text:name="cite_ref-9"/><text:a xlink:type="simple" xlink:href="https://en.wikipedia.org/wiki/Existentialism#cite_note-9" text:style-name="Internet_20_link" text:visited-style-name="Visited_20_Internet_20_Link">[9]</text:a><text:bookmark text:name="cite_ref-10"/><text:a xlink:type="simple" xlink:href="https://en.wikipedia.org/wiki/Existentialism#cite_note-10" text:style-name="Internet_20_link" text:visited-style-name="Visited_20_Internet_20_Link">[10]</text:a> A primary virtue in existentialist thought is <text:a xlink:type="simple" xlink:href="https://en.wikipedia.org/wiki/Authenticity_(philosophy)" text:style-name="Internet_20_link" text:visited-style-name="Visited_20_Internet_20_Link">authenticity</text:a>.<text:bookmark text:name="cite_ref-11"/><text:a xlink:type="simple" xlink:href="https://en.wikipedia.org/wiki/Existentialism#cite_note-11" text:style-name="Internet_20_link" text:visited-style-name="Visited_20_Internet_20_Link">[11]</text:a> <text:a xlink:type="simple" xlink:href="https://en.wikipedia.org/wiki/Søren_Kierkegaard" text:style-name="Internet_20_link" text:visited-style-name="Visited_20_Internet_20_Link">Søren Kierkegaard</text:a> is generally considered to have been the first existentialist philosopher.<text:bookmark text:name="cite_ref-Crowell-SEoP_7-1"/><text:a xlink:type="simple" xlink:href="https://en.wikipedia.org/wiki/Existentialism#cite_note-Crowell-SEoP-7" text:style-name="Internet_20_link" text:visited-style-name="Visited_20_Internet_20_Link">[7]</text:a><text:bookmark text:name="cite_ref-12"/><text:a xlink:type="simple" xlink:href="https://en.wikipedia.org/wiki/Existentialism#cite_note-12" text:style-name="Internet_20_link" text:visited-style-name="Visited_20_Internet_20_Link">[12]</text:a><text:bookmark text:name="cite_ref-McDonald2009Stanford_13-0"/><text:a xlink:type="simple" xlink:href="https://en.wikipedia.org/wiki/Existentialism#cite_note-McDonald2009Stanford-13" text:style-name="Internet_20_link" text:visited-style-name="Visited_20_Internet_20_Link">[13]</text:a> He proposed that each individual—not society or religion—is solely responsible for giving <text:a xlink:type="simple" xlink:href="https://en.wikipedia.org/wiki/Meaning_of_life" text:style-name="Internet_20_link" text:visited-style-name="Visited_20_Internet_20_Link">meaning</text:a> to life and living it passionately and sincerely, or "authentically".<text:bookmark text:name="cite_ref-14"/><text:a xlink:type="simple" xlink:href="https://en.wikipedia.org/wiki/Existentialism#cite_note-14" text:style-name="Internet_20_link" text:visited-style-name="Visited_20_Internet_20_Link">[14]</text:a><text:bookmark text:name="cite_ref-15"/><text:a xlink:type="simple" xlink:href="https://en.wikipedia.org/wiki/Existentialism#cite_note-15" text:style-name="Internet_20_link" text:visited-style-name="Visited_20_Internet_20_Link">[15]</text:a> </text:p>
      <text:p text:style-name="Text_20_body">Furthermore, existentialism has influenced many disciplines outside of philosophy, including theology, drama, art, literature, and psychology.<text:bookmark text:name="cite_ref-16"/><text:a xlink:type="simple" xlink:href="https://en.wikipedia.org/wiki/Existentialism#cite_note-16" text:style-name="Internet_20_link" text:visited-style-name="Visited_20_Internet_20_Link">[16]</text:a> </text:p>
      <text:h text:style-name="P3" text:outline-level="3">Glossary</text:h>
      <text:p text:style-name="P44">Universe: <text:span text:style-name="T10">(Noun)</text:span></text:p>
      <text:p text:style-name="P44"><text:span text:style-name="T4">An infinitely growing, infinite mass of space in which we live.</text:span></text:p>
      <text:p text:style-name="P49"><text:span text:style-name="T7">Significance: </text:span><text:span text:style-name="T8">(Noun)</text:span></text:p>
      <text:p text:style-name="P49"><text:span text:style-name="T3">The </text:span><text:a xlink:type="simple" xlink:href="https://en.wiktionary.org/wiki/extent" text:style-name="Internet_20_link" text:visited-style-name="Visited_20_Internet_20_Link"><text:span text:style-name="T3">extent</text:span></text:a><text:span text:style-name="T3"> to which something </text:span><text:a xlink:type="simple" xlink:href="https://en.wiktionary.org/wiki/matter" text:style-name="Internet_20_link" text:visited-style-name="Visited_20_Internet_20_Link"><text:span text:style-name="T3">matters</text:span></text:a><text:span text:style-name="T3">; </text:span><text:a xlink:type="simple" xlink:href="https://en.wiktionary.org/wiki/importance" text:style-name="Internet_20_link" text:visited-style-name="Visited_20_Internet_20_Link"><text:span text:style-name="T3">importance</text:span></text:a></text:p>
      <text:p text:style-name="P43"><text:span text:style-name="T6">Nihilism/Nihilistic:</text:span><text:span text:style-name="T2"> </text:span><text:span text:style-name="T8">(Noun)</text:span></text:p>
      <text:p text:style-name="P42"><text:span text:style-name="T2">(usually </text:span><text:a xlink:type="simple" xlink:href="https://en.wiktionary.org/wiki/Appendix:Glossary#uncountable" text:style-name="Internet_20_link" text:visited-style-name="Visited_20_Internet_20_Link"><text:span text:style-name="T2">uncountable</text:span></text:a><text:span text:style-name="T2">) The </text:span><text:a xlink:type="simple" xlink:href="https://en.wiktionary.org/wiki/view#Noun" text:style-name="Internet_20_link" text:visited-style-name="Visited_20_Internet_20_Link"><text:span text:style-name="T2">view</text:span></text:a><text:span text:style-name="T2"> that all </text:span><text:a xlink:type="simple" xlink:href="https://en.wiktionary.org/wiki/endeavour" text:style-name="Internet_20_link" text:visited-style-name="Visited_20_Internet_20_Link"><text:span text:style-name="T2">endeavours</text:span></text:a><text:span text:style-name="T2"> are </text:span><text:a xlink:type="simple" xlink:href="https://en.wiktionary.org/wiki/devoid" text:style-name="Internet_20_link" text:visited-style-name="Visited_20_Internet_20_Link"><text:span text:style-name="T2">devoid</text:span></text:a><text:span text:style-name="T2"> of </text:span><text:a xlink:type="simple" xlink:href="https://en.wiktionary.org/wiki/objective#Adjective" text:style-name="Internet_20_link" text:visited-style-name="Visited_20_Internet_20_Link"><text:span text:style-name="T2">objective</text:span></text:a><text:span text:style-name="T2"> </text:span><text:a xlink:type="simple" xlink:href="https://en.wiktionary.org/wiki/meaning#Noun" text:style-name="Internet_20_link" text:visited-style-name="Visited_20_Internet_20_Link"><text:span text:style-name="T2">meaning</text:span></text:a><text:span text:style-name="T2">. </text:span></text:p>
      <text:list xml:id="list1244890177" text:style-name="L13">
        <text:list-item>
          <text:p text:style-name="P17">Synonym: <text:a xlink:type="simple" xlink:href="https://en.wiktionary.org/wiki/existential_nihilism#English" text:style-name="Internet_20_link" text:visited-style-name="Visited_20_Internet_20_Link"><text:span text:style-name="T15">existential nihilism</text:span></text:a></text:p>
        </text:list-item>
      </text:list>
      <text:list xml:id="list383356056" text:style-name="L14">
        <text:list-item>
          <text:p text:style-name="P97">(usually <text:a xlink:type="simple" xlink:href="https://en.wiktionary.org/wiki/Appendix:Glossary#uncountable" text:style-name="Internet_20_link" text:visited-style-name="Visited_20_Internet_20_Link">uncountable</text:a>) The <text:a xlink:type="simple" xlink:href="https://en.wiktionary.org/wiki/rejection" text:style-name="Internet_20_link" text:visited-style-name="Visited_20_Internet_20_Link">rejection</text:a> of, or <text:a xlink:type="simple" xlink:href="https://en.wiktionary.org/wiki/opposition" text:style-name="Internet_20_link" text:visited-style-name="Visited_20_Internet_20_Link">opposition</text:a> to, <text:a xlink:type="simple" xlink:href="https://en.wiktionary.org/wiki/religious" text:style-name="Internet_20_link" text:visited-style-name="Visited_20_Internet_20_Link">religious</text:a> <text:a xlink:type="simple" xlink:href="https://en.wiktionary.org/wiki/belief" text:style-name="Internet_20_link" text:visited-style-name="Visited_20_Internet_20_Link">beliefs</text:a>, (<text:a xlink:type="simple" xlink:href="https://en.wiktionary.org/wiki/inherent" text:style-name="Internet_20_link" text:visited-style-name="Visited_20_Internet_20_Link">inherent</text:a> or <text:a xlink:type="simple" xlink:href="https://en.wiktionary.org/wiki/objective" text:style-name="Internet_20_link" text:visited-style-name="Visited_20_Internet_20_Link">objective</text:a>) <text:a xlink:type="simple" xlink:href="https://en.wiktionary.org/wiki/moral" text:style-name="Internet_20_link" text:visited-style-name="Visited_20_Internet_20_Link">moral</text:a> <text:a xlink:type="simple" xlink:href="https://en.wiktionary.org/wiki/principle" text:style-name="Internet_20_link" text:visited-style-name="Visited_20_Internet_20_Link">principles</text:a>, <text:a xlink:type="simple" xlink:href="https://en.wiktionary.org/wiki/legal" text:style-name="Internet_20_link" text:visited-style-name="Visited_20_Internet_20_Link">legal</text:a> <text:a xlink:type="simple" xlink:href="https://en.wiktionary.org/wiki/rule#Noun" text:style-name="Internet_20_link" text:visited-style-name="Visited_20_Internet_20_Link">rules</text:a>, etc., often due to the view that <text:a xlink:type="simple" xlink:href="https://en.wiktionary.org/wiki/life" text:style-name="Internet_20_link" text:visited-style-name="Visited_20_Internet_20_Link">life</text:a> is <text:a xlink:type="simple" xlink:href="https://en.wiktionary.org/wiki/meaningless" text:style-name="Internet_20_link" text:visited-style-name="Visited_20_Internet_20_Link">meaningless</text:a> <text:span text:style-name="T12">(sense 1)</text:span>. </text:p>
        </text:list-item>
      </text:list>
      <text:list xml:id="list2881156680" text:style-name="L15">
        <text:list-item>
          <text:p text:style-name="P18">Synonym: <text:a xlink:type="simple" xlink:href="https://en.wiktionary.org/wiki/moral_nihilism#English" text:style-name="Internet_20_link" text:visited-style-name="Visited_20_Internet_20_Link"><text:span text:style-name="T15">moral nihilism</text:span></text:a></text:p>
        </text:list-item>
      </text:list>
      <text:list xml:id="list2925068295" text:style-name="L16">
        <text:list-item>
          <text:p text:style-name="P98">(usually <text:a xlink:type="simple" xlink:href="https://en.wiktionary.org/wiki/Appendix:Glossary#uncountable" text:style-name="Internet_20_link" text:visited-style-name="Visited_20_Internet_20_Link">uncountable</text:a>, <text:a xlink:type="simple" xlink:href="https://en.wiktionary.org/wiki/politics" text:style-name="Internet_20_link" text:visited-style-name="Visited_20_Internet_20_Link">politics</text:a>) The rejection of <text:a xlink:type="simple" xlink:href="https://en.wiktionary.org/wiki/nonproven" text:style-name="Internet_20_link" text:visited-style-name="Visited_20_Internet_20_Link">non-proven</text:a> or <text:a xlink:type="simple" xlink:href="https://en.wiktionary.org/wiki/nonrationalized" text:style-name="Internet_20_link" text:visited-style-name="Visited_20_Internet_20_Link">non-rationalized</text:a> <text:a xlink:type="simple" xlink:href="https://en.wiktionary.org/wiki/assertion" text:style-name="Internet_20_link" text:visited-style-name="Visited_20_Internet_20_Link">assertions</text:a> in the <text:a xlink:type="simple" xlink:href="https://en.wiktionary.org/wiki/social" text:style-name="Internet_20_link" text:visited-style-name="Visited_20_Internet_20_Link">social</text:a> and <text:a xlink:type="simple" xlink:href="https://en.wiktionary.org/wiki/political" text:style-name="Internet_20_link" text:visited-style-name="Visited_20_Internet_20_Link">political</text:a> <text:a xlink:type="simple" xlink:href="https://en.wiktionary.org/wiki/sphere" text:style-name="Internet_20_link" text:visited-style-name="Visited_20_Internet_20_Link">spheres</text:a> of <text:a xlink:type="simple" xlink:href="https://en.wiktionary.org/wiki/society" text:style-name="Internet_20_link" text:visited-style-name="Visited_20_Internet_20_Link">society</text:a>. </text:p>
        </text:list-item>
      </text:list>
      <text:list xml:id="list3955680241" text:style-name="L18">
        <text:list-item>
          <text:p text:style-name="P99">(<text:a xlink:type="simple" xlink:href="https://en.wiktionary.org/wiki/Appendix:Glossary#uncountable" text:style-name="Internet_20_link" text:visited-style-name="Visited_20_Internet_20_Link">uncountable</text:a>, <text:a xlink:type="simple" xlink:href="https://en.wiktionary.org/wiki/psychiatry" text:style-name="Internet_20_link" text:visited-style-name="Visited_20_Internet_20_Link">psychiatry</text:a>) A <text:a xlink:type="simple" xlink:href="https://en.wiktionary.org/wiki/delusion" text:style-name="Internet_20_link" text:visited-style-name="Visited_20_Internet_20_Link">delusion</text:a> that oneself or the world, or <text:a xlink:type="simple" xlink:href="https://en.wiktionary.org/wiki/part#Noun" text:style-name="Internet_20_link" text:visited-style-name="Visited_20_Internet_20_Link">parts</text:a> thereof, have <text:a xlink:type="simple" xlink:href="https://en.wiktionary.org/wiki/cease" text:style-name="Internet_20_link" text:visited-style-name="Visited_20_Internet_20_Link">ceased</text:a> to exist. </text:p>
        </text:list-item>
      </text:list>
      <text:list xml:id="list2803317004" text:style-name="L20">
        <text:list-item>
          <text:p text:style-name="P100">(<text:a xlink:type="simple" xlink:href="https://en.wiktionary.org/wiki/Appendix:Glossary#uncountable" text:style-name="Internet_20_link" text:visited-style-name="Visited_20_Internet_20_Link">uncountable</text:a>, <text:a xlink:type="simple" xlink:href="https://en.wiktionary.org/wiki/Russia" text:style-name="Internet_20_link" text:visited-style-name="Visited_20_Internet_20_Link">Russia</text:a>, <text:a xlink:type="simple" xlink:href="https://en.wiktionary.org/wiki/politics" text:style-name="Internet_20_link" text:visited-style-name="Visited_20_Internet_20_Link">politics</text:a>, <text:a xlink:type="simple" xlink:href="https://en.wiktionary.org/wiki/Appendix:Glossary#historical" text:style-name="Internet_20_link" text:visited-style-name="Visited_20_Internet_20_Link">historical</text:a>) Alternative <text:a xlink:type="simple" xlink:href="https://en.wiktionary.org/wiki/Appendix:Glossary#letter_case" text:style-name="Internet_20_link" text:visited-style-name="Visited_20_Internet_20_Link">letter-case</text:a> form of <text:a xlink:type="simple" xlink:href="https://en.wiktionary.org/wiki/Nihilism#English" text:style-name="Internet_20_link" text:visited-style-name="Visited_20_Internet_20_Link"><text:span text:style-name="T16">Nihilism</text:span></text:a> (“a <text:a xlink:type="simple" xlink:href="https://en.wiktionary.org/wiki/Russian#Adjective" text:style-name="Internet_20_link" text:visited-style-name="Visited_20_Internet_20_Link">Russian</text:a> <text:a xlink:type="simple" xlink:href="https://en.wiktionary.org/wiki/movement" text:style-name="Internet_20_link" text:visited-style-name="Visited_20_Internet_20_Link">movement</text:a> of the 1860s that <text:a xlink:type="simple" xlink:href="https://en.wiktionary.org/wiki/reject#Verb" text:style-name="Internet_20_link" text:visited-style-name="Visited_20_Internet_20_Link">rejected</text:a> all <text:a xlink:type="simple" xlink:href="https://en.wiktionary.org/wiki/authority" text:style-name="Internet_20_link" text:visited-style-name="Visited_20_Internet_20_Link">authority</text:a> and <text:a xlink:type="simple" xlink:href="https://en.wiktionary.org/wiki/promote" text:style-name="Internet_20_link" text:visited-style-name="Visited_20_Internet_20_Link">promoted</text:a> the <text:a xlink:type="simple" xlink:href="https://en.wiktionary.org/wiki/use#Noun" text:style-name="Internet_20_link" text:visited-style-name="Visited_20_Internet_20_Link">use</text:a> of <text:a xlink:type="simple" xlink:href="https://en.wiktionary.org/wiki/violence" text:style-name="Internet_20_link" text:visited-style-name="Visited_20_Internet_20_Link">violence</text:a> for <text:a xlink:type="simple" xlink:href="https://en.wiktionary.org/wiki/political" text:style-name="Internet_20_link" text:visited-style-name="Visited_20_Internet_20_Link">political</text:a> <text:a xlink:type="simple" xlink:href="https://en.wiktionary.org/wiki/change#Noun" text:style-name="Internet_20_link" text:visited-style-name="Visited_20_Internet_20_Link">change</text:a>”) </text:p>
        </text:list-item>
      </text:list>
      <text:list xml:id="list2862425651" text:style-name="L22">
        <text:list-item>
          <text:p text:style-name="P101">(<text:a xlink:type="simple" xlink:href="https://en.wiktionary.org/wiki/Appendix:Glossary#countable" text:style-name="Internet_20_link" text:visited-style-name="Visited_20_Internet_20_Link">countable</text:a>, <text:a xlink:type="simple" xlink:href="https://en.wiktionary.org/wiki/Appendix:Glossary#uncountable" text:style-name="Internet_20_link" text:visited-style-name="Visited_20_Internet_20_Link">uncountable</text:a>, <text:a xlink:type="simple" xlink:href="https://en.wiktionary.org/wiki/philosophy" text:style-name="Internet_20_link" text:visited-style-name="Visited_20_Internet_20_Link">philosophy</text:a>) A <text:a xlink:type="simple" xlink:href="https://en.wiktionary.org/wiki/doctrine" text:style-name="Internet_20_link" text:visited-style-name="Visited_20_Internet_20_Link">doctrine</text:a> <text:a xlink:type="simple" xlink:href="https://en.wiktionary.org/wiki/ground#Verb" text:style-name="Internet_20_link" text:visited-style-name="Visited_20_Internet_20_Link">grounded</text:a> on the <text:a xlink:type="simple" xlink:href="https://en.wiktionary.org/wiki/negation" text:style-name="Internet_20_link" text:visited-style-name="Visited_20_Internet_20_Link">negation</text:a> of one or more <text:a xlink:type="simple" xlink:href="https://en.wiktionary.org/wiki/meaningful" text:style-name="Internet_20_link" text:visited-style-name="Visited_20_Internet_20_Link">meaningful</text:a> <text:a xlink:type="simple" xlink:href="https://en.wiktionary.org/wiki/aspect" text:style-name="Internet_20_link" text:visited-style-name="Visited_20_Internet_20_Link">aspects</text:a> of <text:a xlink:type="simple" xlink:href="https://en.wiktionary.org/wiki/life" text:style-name="Internet_20_link" text:visited-style-name="Visited_20_Internet_20_Link">life</text:a>; in particular, the view that <text:a xlink:type="simple" xlink:href="https://en.wiktionary.org/wiki/nothing" text:style-name="Internet_20_link" text:visited-style-name="Visited_20_Internet_20_Link">nothing</text:a> in the <text:a xlink:type="simple" xlink:href="https://en.wiktionary.org/wiki/world" text:style-name="Internet_20_link" text:visited-style-name="Visited_20_Internet_20_Link">world</text:a> actually <text:a xlink:type="simple" xlink:href="https://en.wiktionary.org/wiki/exist" text:style-name="Internet_20_link" text:visited-style-name="Visited_20_Internet_20_Link">exists</text:a>. </text:p>
        </text:list-item>
      </text:list>
      <text:list xml:id="list514862648" text:style-name="L23">
        <text:list-item>
          <text:p text:style-name="P19">Antonym: <text:a xlink:type="simple" xlink:href="https://en.wiktionary.org/wiki/antinihilism#English" text:style-name="Internet_20_link" text:visited-style-name="Visited_20_Internet_20_Link"><text:span text:style-name="T15">antinihilism</text:span></text:a></text:p>
        </text:list-item>
      </text:list>
      <text:list xml:id="list210360894" text:style-name="L24">
        <text:list-item>
          <text:p text:style-name="P51"><text:soft-page-break/>(<text:a xlink:type="simple" xlink:href="https://en.wiktionary.org/wiki/Appendix:Glossary#countable" text:style-name="Internet_20_link" text:visited-style-name="Visited_20_Internet_20_Link">countable</text:a>) Something that is regarded as meaningless.</text:p>
        </text:list-item>
      </text:list>
      <text:p text:style-name="P43"><text:span text:style-name="T6">Existential/Existentialism: </text:span><text:span text:style-name="T8">(Noun)</text:span></text:p>
      <text:p text:style-name="P46"><text:span text:style-name="Strong_20_Emphasis"><text:span text:style-name="T15">existentialism</text:span></text:span> (<text:a xlink:type="simple" xlink:href="https://en.wiktionary.org/wiki/Appendix:Glossary#countable" text:style-name="Internet_20_link" text:visited-style-name="Visited_20_Internet_20_Link"><text:span text:style-name="T12">countable</text:span></text:a><text:span text:style-name="T12"> and </text:span><text:a xlink:type="simple" xlink:href="https://en.wiktionary.org/wiki/Appendix:Glossary#uncountable" text:style-name="Internet_20_link" text:visited-style-name="Visited_20_Internet_20_Link"><text:span text:style-name="T12">uncountable</text:span></text:a>, <text:span text:style-name="T12">plural</text:span> <text:a xlink:type="simple" xlink:href="https://en.wiktionary.org/wiki/existentialisms#English" text:style-name="Internet_20_link" text:visited-style-name="Visited_20_Internet_20_Link"><text:span text:style-name="T18">existentialisms</text:span></text:a>) </text:p>
      <text:list xml:id="list2783937201" text:style-name="L25">
        <text:list-item>
          <text:p text:style-name="P52">(<text:a xlink:type="simple" xlink:href="https://en.wiktionary.org/wiki/philosophy" text:style-name="Internet_20_link" text:visited-style-name="Visited_20_Internet_20_Link">philosophy</text:a>, not countable) A twentieth-century <text:a xlink:type="simple" xlink:href="https://en.wiktionary.org/wiki/philosophical" text:style-name="Internet_20_link" text:visited-style-name="Visited_20_Internet_20_Link">philosophical</text:a> <text:a xlink:type="simple" xlink:href="https://en.wiktionary.org/wiki/movement" text:style-name="Internet_20_link" text:visited-style-name="Visited_20_Internet_20_Link">movement</text:a> emphasizing the <text:a xlink:type="simple" xlink:href="https://en.wiktionary.org/wiki/uniqueness" text:style-name="Internet_20_link" text:visited-style-name="Visited_20_Internet_20_Link">uniqueness</text:a> of each human <text:a xlink:type="simple" xlink:href="https://en.wiktionary.org/wiki/existence" text:style-name="Internet_20_link" text:visited-style-name="Visited_20_Internet_20_Link">existence</text:a> in <text:a xlink:type="simple" xlink:href="https://en.wiktionary.org/wiki/freely" text:style-name="Internet_20_link" text:visited-style-name="Visited_20_Internet_20_Link">freely</text:a> making its self-defining <text:a xlink:type="simple" xlink:href="https://en.wiktionary.org/wiki/choices" text:style-name="Internet_20_link" text:visited-style-name="Visited_20_Internet_20_Link">choices</text:a>. </text:p>
          <text:p text:style-name="P7">The heyday of <text:span text:style-name="T5">existentialism</text:span> occurred in the mid-twentieth century.</text:p>
        </text:list-item>
        <text:list-item>
          <text:p text:style-name="P52">(<text:a xlink:type="simple" xlink:href="https://en.wiktionary.org/wiki/philosophy" text:style-name="Internet_20_link" text:visited-style-name="Visited_20_Internet_20_Link">philosophy</text:a>, <text:a xlink:type="simple" xlink:href="https://en.wiktionary.org/wiki/Appendix:Glossary#countable" text:style-name="Internet_20_link" text:visited-style-name="Visited_20_Internet_20_Link">countable</text:a>) The philosophical views of a <text:a xlink:type="simple" xlink:href="https://en.wiktionary.org/wiki/particular" text:style-name="Internet_20_link" text:visited-style-name="Visited_20_Internet_20_Link">particular</text:a> <text:a xlink:type="simple" xlink:href="https://en.wiktionary.org/wiki/thinker" text:style-name="Internet_20_link" text:visited-style-name="Visited_20_Internet_20_Link">thinker</text:a> associated with the existentialist movement. </text:p>
        </text:list-item>
      </text:list>
      <text:p text:style-name="P16"><text:span text:style-name="T12">Sartre's </text:span><text:span text:style-name="T13">existentialism</text:span><text:span text:style-name="T12"> is atheistic, but the </text:span><text:span text:style-name="T13">existentialism</text:span><text:span text:style-name="T12"> of Marcel is distinctly Christian.</text:span></text:p>
      <text:p text:style-name="P45">Cosmicism: <text:span text:style-name="T20">(Noun)</text:span></text:p>
      <text:p text:style-name="P49"><text:span text:style-name="Strong_20_Emphasis"><text:span text:style-name="T19">cosmicism</text:span></text:span><text:span text:style-name="T10"> (</text:span><text:a xlink:type="simple" xlink:href="https://en.wiktionary.org/wiki/Appendix:Glossary#uncountable" text:style-name="Internet_20_link" text:visited-style-name="Visited_20_Internet_20_Link"><text:span text:style-name="T14">uncountable</text:span></text:a><text:span text:style-name="T10">) </text:span></text:p>
      <text:list xml:id="list2503378766" text:style-name="L26">
        <text:list-item>
          <text:p text:style-name="P53">The <text:a xlink:type="simple" xlink:href="https://en.wiktionary.org/wiki/literary" text:style-name="Internet_20_link" text:visited-style-name="Visited_20_Internet_20_Link">literary</text:a> <text:a xlink:type="simple" xlink:href="https://en.wiktionary.org/wiki/philosophy" text:style-name="Internet_20_link" text:visited-style-name="Visited_20_Internet_20_Link">philosophy</text:a> developed by the <text:a xlink:type="simple" xlink:href="https://en.wiktionary.org/wiki/American" text:style-name="Internet_20_link" text:visited-style-name="Visited_20_Internet_20_Link">American</text:a> writer <text:a xlink:type="simple" xlink:href="https://en.wikipedia.org/wiki/H._P._Lovecraft" text:style-name="Internet_20_link" text:visited-style-name="Visited_20_Internet_20_Link">H P Lovecraft</text:a>, stating that there is no recognizable <text:a xlink:type="simple" xlink:href="https://en.wiktionary.org/wiki/divine" text:style-name="Internet_20_link" text:visited-style-name="Visited_20_Internet_20_Link">divine</text:a> presence, such as <text:a xlink:type="simple" xlink:href="https://en.wiktionary.org/wiki/God" text:style-name="Internet_20_link" text:visited-style-name="Visited_20_Internet_20_Link">God</text:a>, in the universe, and that humans are particularly insignificant in the larger scheme of intergalactic existence.</text:p>
        </text:list-item>
      </text:list>
      <text:p text:style-name="P45">Death: <text:span text:style-name="T20">(Noun)</text:span></text:p>
      <text:p text:style-name="P50"><text:span text:style-name="Strong_20_Emphasis"><text:span text:style-name="T15">death</text:span></text:span> (<text:a xlink:type="simple" xlink:href="https://en.wiktionary.org/wiki/Appendix:Glossary#countable" text:style-name="Internet_20_link" text:visited-style-name="Visited_20_Internet_20_Link"><text:span text:style-name="T12">countable</text:span></text:a><text:span text:style-name="T12"> and </text:span><text:a xlink:type="simple" xlink:href="https://en.wiktionary.org/wiki/Appendix:Glossary#uncountable" text:style-name="Internet_20_link" text:visited-style-name="Visited_20_Internet_20_Link"><text:span text:style-name="T12">uncountable</text:span></text:a>, <text:span text:style-name="T12">plural</text:span> <text:a xlink:type="simple" xlink:href="https://en.wiktionary.org/wiki/deaths#English" text:style-name="Internet_20_link" text:visited-style-name="Visited_20_Internet_20_Link"><text:span text:style-name="T18">deaths</text:span></text:a>) </text:p>
      <text:list xml:id="list2758295789" text:style-name="L27">
        <text:list-item text:start-value="2">
          <text:p text:style-name="P54"><text:bookmark text:name="English-Q4"/>The <text:a xlink:type="simple" xlink:href="https://en.wiktionary.org/wiki/cessation" text:style-name="Internet_20_link" text:visited-style-name="Visited_20_Internet_20_Link">cessation</text:a> of <text:a xlink:type="simple" xlink:href="https://en.wiktionary.org/wiki/life" text:style-name="Internet_20_link" text:visited-style-name="Visited_20_Internet_20_Link">life</text:a> and all associated processes; the <text:a xlink:type="simple" xlink:href="https://en.wiktionary.org/wiki/end" text:style-name="Internet_20_link" text:visited-style-name="Visited_20_Internet_20_Link">end</text:a> of an <text:a xlink:type="simple" xlink:href="https://en.wiktionary.org/wiki/organism" text:style-name="Internet_20_link" text:visited-style-name="Visited_20_Internet_20_Link">organism</text:a>'s <text:a xlink:type="simple" xlink:href="https://en.wiktionary.org/wiki/existence" text:style-name="Internet_20_link" text:visited-style-name="Visited_20_Internet_20_Link">existence</text:a> as an <text:a xlink:type="simple" xlink:href="https://en.wiktionary.org/wiki/entity" text:style-name="Internet_20_link" text:visited-style-name="Visited_20_Internet_20_Link">entity</text:a> independent from its environment and its return to an <text:a xlink:type="simple" xlink:href="https://en.wiktionary.org/wiki/inert" text:style-name="Internet_20_link" text:visited-style-name="Visited_20_Internet_20_Link">inert</text:a>, <text:a xlink:type="simple" xlink:href="https://en.wiktionary.org/wiki/nonliving" text:style-name="Internet_20_link" text:visited-style-name="Visited_20_Internet_20_Link">nonliving</text:a> state. </text:p>
        </text:list-item>
      </text:list>
      <text:list xml:id="list290218855" text:style-name="L28">
        <text:list-item>
          <text:p text:style-name="P23"><text:bookmark text:name="English-Q41"/>The <text:span text:style-name="T5">death</text:span> of my grandmother saddened the whole family.</text:p>
        </text:list-item>
      </text:list>
      <text:list xml:id="list1450436931" text:style-name="L29">
        <text:list-item>
          <text:p text:style-name="P55"><text:a xlink:type="simple" xlink:href="https://en.wiktionary.org/wiki/execution" text:style-name="Internet_20_link" text:visited-style-name="Visited_20_Internet_20_Link">Execution</text:a> (in the judicial sense). </text:p>
          <text:p text:style-name="P24">The serial killer was sentenced to <text:span text:style-name="T5">death</text:span>.</text:p>
        </text:list-item>
      </text:list>
      <text:list xml:id="list2467727824" text:style-name="L30">
        <text:list-item>
          <text:p text:style-name="P102">(often <text:a xlink:type="simple" xlink:href="https://en.wiktionary.org/wiki/capitalisation" text:style-name="Internet_20_link" text:visited-style-name="Visited_20_Internet_20_Link">capitalized</text:a>) The <text:a xlink:type="simple" xlink:href="https://en.wiktionary.org/wiki/personification" text:style-name="Internet_20_link" text:visited-style-name="Visited_20_Internet_20_Link">personification</text:a> of death as a <text:a xlink:type="simple" xlink:href="https://en.wiktionary.org/wiki/hooded" text:style-name="Internet_20_link" text:visited-style-name="Visited_20_Internet_20_Link">hooded</text:a> figure with a <text:a xlink:type="simple" xlink:href="https://en.wiktionary.org/wiki/scythe" text:style-name="Internet_20_link" text:visited-style-name="Visited_20_Internet_20_Link">scythe</text:a>; the <text:a xlink:type="simple" xlink:href="https://en.wiktionary.org/wiki/Grim_Reaper" text:style-name="Internet_20_link" text:visited-style-name="Visited_20_Internet_20_Link">Grim Reaper</text:a>. The pronoun <text:span text:style-name="T12">he</text:span> is not the only option, but probably the most traditional one, as it matches with the male grammatical gender of Old English <text:span text:style-name="T12">dēaþ</text:span>, also with cognate German <text:span text:style-name="T12">der Tod</text:span>. The fourth apocalyptic rider (Bible, revelations 6:8) is male <text:span text:style-name="T12">θᾰ́νᾰτος (thanatos)</text:span> in Greek. It has the female name <text:span text:style-name="T12">Mors</text:span> in Latin, but is referred to with male forms <text:span text:style-name="T12">qui</text:span> and <text:span text:style-name="T12">eum</text:span>. The following quotes show this rider on a pale horse is <text:span text:style-name="T12">his</text:span> in the English Bible and <text:span text:style-name="T12">she</text:span> in Peter Gabriel's lyrics. </text:p>
        </text:list-item>
      </text:list>
      <text:list xml:id="list2774835486" text:style-name="L31">
        <text:list-item>
          <text:p text:style-name="P25">When <text:span text:style-name="T5">death</text:span> walked in, a chill spread through the room.</text:p>
        </text:list-item>
      </text:list>
      <text:list xml:id="list4119312009" text:style-name="L32">
        <text:list-item>
          <text:p text:style-name="P103">(the death) The <text:a xlink:type="simple" xlink:href="https://en.wiktionary.org/wiki/collapse" text:style-name="Internet_20_link" text:visited-style-name="Visited_20_Internet_20_Link">collapse</text:a> or <text:a xlink:type="simple" xlink:href="https://en.wiktionary.org/wiki/end" text:style-name="Internet_20_link" text:visited-style-name="Visited_20_Internet_20_Link">end</text:a> of something. </text:p>
        </text:list-item>
      </text:list>
      <text:list xml:id="list987198822" text:style-name="L33">
        <text:list-item>
          <text:p text:style-name="P26">England scored a goal at the <text:span text:style-name="T5">death</text:span> to even the score at one all.</text:p>
        </text:list-item>
      </text:list>
      <text:list xml:id="list3419995697" text:style-name="L34">
        <text:list-item>
          <text:p text:style-name="P56">(<text:a xlink:type="simple" xlink:href="https://en.wiktionary.org/wiki/Appendix:Glossary#figurative" text:style-name="Internet_20_link" text:visited-style-name="Visited_20_Internet_20_Link">figuratively</text:a>, especially followed by <text:span text:style-name="T12">of</text:span>-phrase) A cause of great stress, exhaustion, embarrassment, or another negative condition (for someone). </text:p>
          <text:p text:style-name="P27"><text:soft-page-break/>This bake sale is going to be the <text:span text:style-name="T5">death</text:span> of me!</text:p>
        </text:list-item>
      </text:list>
      <text:list xml:id="list3997814530" text:style-name="L35">
        <text:list-item>
          <text:p text:style-name="P57">(<text:a xlink:type="simple" xlink:href="https://en.wiktionary.org/wiki/Appendix:Glossary#figurative" text:style-name="Internet_20_link" text:visited-style-name="Visited_20_Internet_20_Link">figuratively</text:a>) <text:a xlink:type="simple" xlink:href="https://en.wiktionary.org/wiki/spiritual" text:style-name="Internet_20_link" text:visited-style-name="Visited_20_Internet_20_Link">Spiritual</text:a> <text:a xlink:type="simple" xlink:href="https://en.wiktionary.org/wiki/lifelessness" text:style-name="Internet_20_link" text:visited-style-name="Visited_20_Internet_20_Link">lifelessness</text:a>.</text:p>
        </text:list-item>
      </text:list>
      <text:p text:style-name="P45">Time: <text:span text:style-name="T20">(Noun)</text:span></text:p>
      <text:p text:style-name="P50"><text:span text:style-name="Strong_20_Emphasis"><text:span text:style-name="T15">time</text:span></text:span> (<text:a xlink:type="simple" xlink:href="https://en.wiktionary.org/wiki/Appendix:Glossary#countable" text:style-name="Internet_20_link" text:visited-style-name="Visited_20_Internet_20_Link"><text:span text:style-name="T12">countable</text:span></text:a><text:span text:style-name="T12"> and </text:span><text:a xlink:type="simple" xlink:href="https://en.wiktionary.org/wiki/Appendix:Glossary#uncountable" text:style-name="Internet_20_link" text:visited-style-name="Visited_20_Internet_20_Link"><text:span text:style-name="T12">uncountable</text:span></text:a>, <text:span text:style-name="T12">plural</text:span> <text:a xlink:type="simple" xlink:href="https://en.wiktionary.org/wiki/times#English" text:style-name="Internet_20_link" text:visited-style-name="Visited_20_Internet_20_Link"><text:span text:style-name="T18">times</text:span></text:a>) </text:p>
      <text:list xml:id="list366946920" text:style-name="L36">
        <text:list-item>
          <text:p text:style-name="P58">(<text:a xlink:type="simple" xlink:href="https://en.wiktionary.org/wiki/Appendix:Glossary#uncountable" text:style-name="Internet_20_link" text:visited-style-name="Visited_20_Internet_20_Link">uncountable</text:a>) The inevitable progression into the <text:a xlink:type="simple" xlink:href="https://en.wiktionary.org/wiki/future" text:style-name="Internet_20_link" text:visited-style-name="Visited_20_Internet_20_Link">future</text:a> with the passing of <text:a xlink:type="simple" xlink:href="https://en.wiktionary.org/wiki/present" text:style-name="Internet_20_link" text:visited-style-name="Visited_20_Internet_20_Link">present</text:a> and <text:a xlink:type="simple" xlink:href="https://en.wiktionary.org/wiki/past" text:style-name="Internet_20_link" text:visited-style-name="Visited_20_Internet_20_Link">past</text:a> events. </text:p>
        </text:list-item>
      </text:list>
      <text:p text:style-name="P22"><text:span text:style-name="T5">Time</text:span> stops for nobody.   the ebb and flow of <text:span text:style-name="T5">time</text:span></text:p>
      <text:list xml:id="list863533647" text:style-name="L37">
        <text:list-item>
          <text:p text:style-name="P59">(<text:a xlink:type="simple" xlink:href="https://en.wiktionary.org/wiki/physics" text:style-name="Internet_20_link" text:visited-style-name="Visited_20_Internet_20_Link">physics</text:a>, usually <text:a xlink:type="simple" xlink:href="https://en.wiktionary.org/wiki/Appendix:Glossary#uncountable" text:style-name="Internet_20_link" text:visited-style-name="Visited_20_Internet_20_Link">uncountable</text:a>) A dimension of <text:a xlink:type="simple" xlink:href="https://en.wiktionary.org/wiki/spacetime" text:style-name="Internet_20_link" text:visited-style-name="Visited_20_Internet_20_Link">spacetime</text:a> with the opposite metric signature to <text:a xlink:type="simple" xlink:href="https://en.wiktionary.org/wiki/space" text:style-name="Internet_20_link" text:visited-style-name="Visited_20_Internet_20_Link">space</text:a> dimensions; the <text:a xlink:type="simple" xlink:href="https://en.wiktionary.org/wiki/fourth_dimension" text:style-name="Internet_20_link" text:visited-style-name="Visited_20_Internet_20_Link">fourth dimension</text:a>. </text:p>
        </text:list-item>
      </text:list>
      <text:list xml:id="list952732056" text:style-name="L38">
        <text:list-item>
          <text:p text:style-name="P28">Both science-fiction writers and physicists have written about travel through <text:span text:style-name="T5">time</text:span>.</text:p>
        </text:list-item>
      </text:list>
      <text:list xml:id="list1962575014" text:style-name="L39">
        <text:list-item>
          <text:p text:style-name="P104">(<text:a xlink:type="simple" xlink:href="https://en.wiktionary.org/wiki/physics" text:style-name="Internet_20_link" text:visited-style-name="Visited_20_Internet_20_Link">physics</text:a>, <text:a xlink:type="simple" xlink:href="https://en.wiktionary.org/wiki/Appendix:Glossary#uncountable" text:style-name="Internet_20_link" text:visited-style-name="Visited_20_Internet_20_Link">uncountable</text:a>) Change associated with the second law of <text:a xlink:type="simple" xlink:href="https://en.wiktionary.org/wiki/thermodynamics" text:style-name="Internet_20_link" text:visited-style-name="Visited_20_Internet_20_Link">thermodynamics</text:a>; the physical and psychological result of increasing <text:a xlink:type="simple" xlink:href="https://en.wiktionary.org/wiki/entropy" text:style-name="Internet_20_link" text:visited-style-name="Visited_20_Internet_20_Link">entropy</text:a>. </text:p>
        </text:list-item>
      </text:list>
      <text:list xml:id="list691843518" text:style-name="L41">
        <text:list-item text:start-value="2">
          <text:p text:style-name="P9"><text:span text:style-name="T5">Time</text:span> slows down when you approach the speed of light.</text:p>
        </text:list-item>
        <text:list-item>
          <text:p text:style-name="P60">(<text:a xlink:type="simple" xlink:href="https://en.wiktionary.org/wiki/physics" text:style-name="Internet_20_link" text:visited-style-name="Visited_20_Internet_20_Link">physics</text:a>, <text:a xlink:type="simple" xlink:href="https://en.wiktionary.org/wiki/Appendix:Glossary#uncountable" text:style-name="Internet_20_link" text:visited-style-name="Visited_20_Internet_20_Link">uncountable</text:a>, reductionistic definition) The property of a system which allows it to have more than one distinct configuration. </text:p>
          <text:p text:style-name="P29">An essential definition of <text:span text:style-name="T5">time</text:span> should entail neither speed nor direction, just change.</text:p>
        </text:list-item>
      </text:list>
      <text:list xml:id="list3816561075" text:style-name="L42">
        <text:list-item>
          <text:p text:style-name="P61">A <text:a xlink:type="simple" xlink:href="https://en.wiktionary.org/wiki/duration" text:style-name="Internet_20_link" text:visited-style-name="Visited_20_Internet_20_Link">duration</text:a> of time. </text:p>
        </text:list-item>
      </text:list>
      <text:list xml:id="list4219792424" text:style-name="L43">
        <text:list-item>
          <text:p text:style-name="P62">(<text:a xlink:type="simple" xlink:href="https://en.wiktionary.org/wiki/Appendix:Glossary#uncountable" text:style-name="Internet_20_link" text:visited-style-name="Visited_20_Internet_20_Link">uncountable</text:a>) A quantity of availability of <text:a xlink:type="simple" xlink:href="https://en.wiktionary.org/wiki/duration" text:style-name="Internet_20_link" text:visited-style-name="Visited_20_Internet_20_Link">duration</text:a>. </text:p>
        </text:list-item>
      </text:list>
      <text:list xml:id="list3997655694" text:style-name="L44">
        <text:list-item>
          <text:p text:style-name="P30">More <text:span text:style-name="T5">time</text:span> is needed to complete the project.   You had plenty of <text:span text:style-name="T5">time</text:span>, but you waited until the last minute.   Are you finished yet? <text:span text:style-name="T5">Time</text:span>’s up!</text:p>
        </text:list-item>
      </text:list>
      <text:list xml:id="list174122459" text:style-name="L45">
        <text:list-item>
          <text:p text:style-name="P105">(<text:a xlink:type="simple" xlink:href="https://en.wiktionary.org/wiki/Appendix:Glossary#countable" text:style-name="Internet_20_link" text:visited-style-name="Visited_20_Internet_20_Link">countable</text:a>) A measurement of a quantity of time; a numerical or general indication of a length of progression. </text:p>
        </text:list-item>
      </text:list>
      <text:list xml:id="list1299401599" text:style-name="L46">
        <text:list-item>
          <text:p text:style-name="P31">a long <text:span text:style-name="T5">time</text:span>;  Record the individual <text:span text:style-name="T5">times</text:span> for the processes in each batch.   Only your best <text:span text:style-name="T5">time</text:span> is compared with the other competitors.   The algorithm runs in O(n<text:span text:style-name="T21">2</text:span>) <text:span text:style-name="T5">time</text:span>.</text:p>
        </text:list-item>
      </text:list>
      <text:list xml:id="list1094910932" text:style-name="L47">
        <text:list-item>
          <text:p text:style-name="P106">(<text:a xlink:type="simple" xlink:href="https://en.wiktionary.org/wiki/Appendix:Glossary#uncountable" text:style-name="Internet_20_link" text:visited-style-name="Visited_20_Internet_20_Link">uncountable</text:a>, <text:a xlink:type="simple" xlink:href="https://en.wiktionary.org/wiki/Appendix:Glossary#slang" text:style-name="Internet_20_link" text:visited-style-name="Visited_20_Internet_20_Link">slang</text:a>) The serving of a prison sentence. </text:p>
        </text:list-item>
      </text:list>
      <text:list xml:id="list2349152860" text:style-name="L48">
        <text:list-item>
          <text:p text:style-name="P32">The judge leniently granted a sentence with no hard <text:span text:style-name="T5">time</text:span>.   He is not living at home because he is doing <text:span text:style-name="T5">time</text:span>.</text:p>
        </text:list-item>
      </text:list>
      <text:list xml:id="list3276276021" text:style-name="L49">
        <text:list-item>
          <text:p text:style-name="P107">(<text:a xlink:type="simple" xlink:href="https://en.wiktionary.org/wiki/Appendix:Glossary#countable" text:style-name="Internet_20_link" text:visited-style-name="Visited_20_Internet_20_Link">countable</text:a>) An experience. </text:p>
        </text:list-item>
      </text:list>
      <text:list xml:id="list1540684095" text:style-name="L50">
        <text:list-item>
          <text:p text:style-name="P33">We had a wonderful <text:span text:style-name="T5">time</text:span> at the party.</text:p>
        </text:list-item>
      </text:list>
      <text:list xml:id="list967128712" text:style-name="L51">
        <text:list-item>
          <text:p text:style-name="P108">(<text:a xlink:type="simple" xlink:href="https://en.wiktionary.org/wiki/Appendix:Glossary#countable" text:style-name="Internet_20_link" text:visited-style-name="Visited_20_Internet_20_Link">countable</text:a>) An era; (with <text:span text:style-name="T12">the</text:span>, sometimes in plural) the current era, the current state of affairs. </text:p>
        </text:list-item>
      </text:list>
      <text:list xml:id="list70266165" text:style-name="L53">
        <text:list-item text:start-value="5">
          <text:p text:style-name="P10">Roman <text:span text:style-name="T5">times</text:span>;  the <text:span text:style-name="T5">time</text:span> of the dinosaurs</text:p>
        </text:list-item>
        <text:list-item>
          <text:p text:style-name="P63">(<text:a xlink:type="simple" xlink:href="https://en.wiktionary.org/wiki/Appendix:Glossary#uncountable" text:style-name="Internet_20_link" text:visited-style-name="Visited_20_Internet_20_Link">uncountable</text:a>, with possessive) A person's youth or young adulthood, as opposed to the present day. </text:p>
          <text:p text:style-name="P10"><text:soft-page-break/>In my <text:span text:style-name="T5">time</text:span>, we respected our elders.</text:p>
        </text:list-item>
        <text:list-item>
          <text:p text:style-name="P63">(only in singular, <text:a xlink:type="simple" xlink:href="https://en.wiktionary.org/wiki/sports" text:style-name="Internet_20_link" text:visited-style-name="Visited_20_Internet_20_Link">sports</text:a> and <text:a xlink:type="simple" xlink:href="https://en.wiktionary.org/wiki/Appendix:Glossary#figurative" text:style-name="Internet_20_link" text:visited-style-name="Visited_20_Internet_20_Link">figuratively</text:a>) <text:a xlink:type="simple" xlink:href="https://en.wiktionary.org/wiki/time_out" text:style-name="Internet_20_link" text:visited-style-name="Visited_20_Internet_20_Link">Time out</text:a>; temporary, limited suspension of play.</text:p>
        </text:list-item>
      </text:list>
      <text:list xml:id="list976304456" text:style-name="L54">
        <text:list-item>
          <text:p text:style-name="P64">An instant of time. </text:p>
        </text:list-item>
      </text:list>
      <text:list xml:id="list1657780519" text:style-name="L55">
        <text:list-item>
          <text:p text:style-name="P65">(<text:a xlink:type="simple" xlink:href="https://en.wiktionary.org/wiki/Appendix:Glossary#uncountable" text:style-name="Internet_20_link" text:visited-style-name="Visited_20_Internet_20_Link">uncountable</text:a>) How much of a day has passed; the moment, as indicated by a clock or similar device. </text:p>
        </text:list-item>
      </text:list>
      <text:list xml:id="list3007568771" text:style-name="L56">
        <text:list-item>
          <text:p text:style-name="P34">Excuse me, have you got the <text:span text:style-name="T5">time</text:span>?   What <text:span text:style-name="T5">time</text:span> is it, do you guess? Ten o’clock?   A computer keeps <text:span text:style-name="T5">time</text:span> using a clock battery.</text:p>
        </text:list-item>
      </text:list>
      <text:list xml:id="list2791996001" text:style-name="L57">
        <text:list-item>
          <text:p text:style-name="P109">(<text:a xlink:type="simple" xlink:href="https://en.wiktionary.org/wiki/Appendix:Glossary#countable" text:style-name="Internet_20_link" text:visited-style-name="Visited_20_Internet_20_Link">countable</text:a>) A particular moment or hour; the appropriate moment or hour for something (especially with prepositional phrase or imperfect subjunctive). </text:p>
        </text:list-item>
      </text:list>
      <text:list xml:id="list2698002824" text:style-name="L58">
        <text:list-item>
          <text:p text:style-name="P35">it’s <text:span text:style-name="T5">time</text:span> for bed;  it’s <text:span text:style-name="T5">time</text:span> to sleep;  we must wait for the right <text:span text:style-name="T5">time</text:span>;  it's <text:span text:style-name="T5">time</text:span> we were going</text:p>
        </text:list-item>
      </text:list>
      <text:list xml:id="list4203702819" text:style-name="L59">
        <text:list-item>
          <text:p text:style-name="P66">(<text:a xlink:type="simple" xlink:href="https://en.wiktionary.org/wiki/Appendix:Glossary#countable" text:style-name="Internet_20_link" text:visited-style-name="Visited_20_Internet_20_Link">countable</text:a>) A numerical indication of a particular moment. </text:p>
        </text:list-item>
      </text:list>
      <text:p text:style-name="P22">at what <text:span text:style-name="T5">times</text:span> do the trains arrive?;  these <text:span text:style-name="T5">times</text:span> were erroneously converted between zones</text:p>
      <text:list xml:id="list1739009274" text:style-name="L60">
        <text:list-item>
          <text:p text:style-name="P110"><text:bookmark text:name="English-occurrence"/>(<text:a xlink:type="simple" xlink:href="https://en.wiktionary.org/wiki/Appendix:Glossary#countable" text:style-name="Internet_20_link" text:visited-style-name="Visited_20_Internet_20_Link">countable</text:a>) An <text:a xlink:type="simple" xlink:href="https://en.wiktionary.org/wiki/instance" text:style-name="Internet_20_link" text:visited-style-name="Visited_20_Internet_20_Link">instance</text:a> or <text:a xlink:type="simple" xlink:href="https://en.wiktionary.org/wiki/occurrence" text:style-name="Internet_20_link" text:visited-style-name="Visited_20_Internet_20_Link">occurrence</text:a>. </text:p>
        </text:list-item>
      </text:list>
      <text:list xml:id="list2373787117" text:style-name="L61">
        <text:list-item>
          <text:p text:style-name="P11"><text:bookmark text:name="English-occurrence1"/>When was the last <text:span text:style-name="T5">time</text:span> we went out? I don’t remember.</text:p>
        </text:list-item>
      </text:list>
      <text:p text:style-name="P8">see you another <text:span text:style-name="T5">time</text:span>;  that’s three <text:span text:style-name="T5">times</text:span> he’s made the same mistake</text:p>
      <text:p text:style-name="P22">Okay, but this is the last <text:span text:style-name="T5">time</text:span>. No more after that!</text:p>
      <text:list xml:id="list2288104051" text:style-name="L62">
        <text:list-item>
          <text:p text:style-name="P67">(<text:a xlink:type="simple" xlink:href="https://en.wikipedia.org/wiki/Great_Britain" text:style-name="Internet_20_link" text:visited-style-name="Visited_20_Internet_20_Link">Britain</text:a>, in public houses) <text:a xlink:type="simple" xlink:href="https://en.wiktionary.org/wiki/closing_time" text:style-name="Internet_20_link" text:visited-style-name="Visited_20_Internet_20_Link">Closing time</text:a>. </text:p>
        </text:list-item>
      </text:list>
      <text:p text:style-name="P22">Last call: it's almost <text:span text:style-name="T5">time</text:span>.</text:p>
      <text:list xml:id="list1708769546" text:style-name="L63">
        <text:list-item>
          <text:p text:style-name="P111">The hour of <text:a xlink:type="simple" xlink:href="https://en.wiktionary.org/wiki/childbirth" text:style-name="Internet_20_link" text:visited-style-name="Visited_20_Internet_20_Link">childbirth</text:a>. </text:p>
        </text:list-item>
      </text:list>
      <text:list xml:id="list2288521222" text:style-name="L65">
        <text:list-item text:start-value="7">
          <text:p text:style-name="P68"><text:span text:style-name="T12">(as </text:span><text:span text:style-name="T5">someone's time</text:span><text:span text:style-name="T12">)</text:span> The end of someone's life, <text:a xlink:type="simple" xlink:href="https://en.wiktionary.org/wiki/conceive" text:style-name="Internet_20_link" text:visited-style-name="Visited_20_Internet_20_Link">conceived</text:a> by the speaker as having been <text:a xlink:type="simple" xlink:href="https://en.wiktionary.org/wiki/predestine" text:style-name="Internet_20_link" text:visited-style-name="Visited_20_Internet_20_Link">predestined</text:a>. </text:p>
          <text:p text:style-name="P21">It was <text:span text:style-name="T5">his time</text:span>.</text:p>
        </text:list-item>
      </text:list>
      <text:list xml:id="list2108375624" text:style-name="L66">
        <text:list-item>
          <text:p text:style-name="P69">(<text:a xlink:type="simple" xlink:href="https://en.wiktionary.org/wiki/Appendix:Glossary#countable" text:style-name="Internet_20_link" text:visited-style-name="Visited_20_Internet_20_Link">countable</text:a>) The measurement under some system of region of day or moment. </text:p>
        </text:list-item>
      </text:list>
      <text:p text:style-name="P22">Let's synchronize our watches so we're not on different <text:span text:style-name="T5">time</text:span>.</text:p>
      <text:list xml:id="list3179274353" text:style-name="L67">
        <text:list-item>
          <text:p text:style-name="P70">(<text:a xlink:type="simple" xlink:href="https://en.wiktionary.org/wiki/Appendix:Glossary#countable" text:style-name="Internet_20_link" text:visited-style-name="Visited_20_Internet_20_Link">countable</text:a>) Ratio of comparison. </text:p>
        </text:list-item>
      </text:list>
      <text:p text:style-name="P22">your car runs three <text:span text:style-name="T5">times</text:span> faster than mine;  that is four <text:span text:style-name="T5">times</text:span> as heavy as this</text:p>
      <text:list xml:id="list851207895" text:style-name="L68">
        <text:list-item>
          <text:p text:style-name="P112">(<text:a xlink:type="simple" xlink:href="https://en.wiktionary.org/wiki/grammar" text:style-name="Internet_20_link" text:visited-style-name="Visited_20_Internet_20_Link">grammar</text:a>, <text:a xlink:type="simple" xlink:href="https://en.wiktionary.org/wiki/Appendix:Glossary#dated" text:style-name="Internet_20_link" text:visited-style-name="Visited_20_Internet_20_Link">dated</text:a>) <text:a xlink:type="simple" xlink:href="https://en.wiktionary.org/wiki/tense" text:style-name="Internet_20_link" text:visited-style-name="Visited_20_Internet_20_Link">Tense</text:a>. </text:p>
        </text:list-item>
      </text:list>
      <text:list xml:id="list2469750439" text:style-name="L69">
        <text:list-item>
          <text:p text:style-name="P36">the <text:span text:style-name="T5">time</text:span> of a verb</text:p>
        </text:list-item>
      </text:list>
      <text:list xml:id="list3931798467" text:style-name="L70">
        <text:list-item>
          <text:p text:style-name="P71">(<text:a xlink:type="simple" xlink:href="https://en.wiktionary.org/wiki/music" text:style-name="Internet_20_link" text:visited-style-name="Visited_20_Internet_20_Link">music</text:a>) The measured duration of sounds; <text:a xlink:type="simple" xlink:href="https://en.wiktionary.org/wiki/measure" text:style-name="Internet_20_link" text:visited-style-name="Visited_20_Internet_20_Link">measure</text:a>; <text:a xlink:type="simple" xlink:href="https://en.wiktionary.org/wiki/tempo" text:style-name="Internet_20_link" text:visited-style-name="Visited_20_Internet_20_Link">tempo</text:a>; rate of movement; rhythmical division. </text:p>
        </text:list-item>
      </text:list>
      <text:p text:style-name="P16"><text:span text:style-name="T16">common or triple </text:span><text:span text:style-name="T17">time</text:span><text:span text:style-name="T16">;   the musician keeps good </text:span><text:span text:style-name="T17">time</text:span><text:span text:style-name="T16">.</text:span></text:p>
      <text:p text:style-name="P45"><text:soft-page-break/>Meaning: <text:span text:style-name="T20">(Noun)</text:span></text:p>
      <text:p text:style-name="P50"><text:span text:style-name="Strong_20_Emphasis"><text:span text:style-name="T15">meaning</text:span></text:span> (<text:a xlink:type="simple" xlink:href="https://en.wiktionary.org/wiki/Appendix:Glossary#countable" text:style-name="Internet_20_link" text:visited-style-name="Visited_20_Internet_20_Link"><text:span text:style-name="T12">countable</text:span></text:a><text:span text:style-name="T12"> and </text:span><text:a xlink:type="simple" xlink:href="https://en.wiktionary.org/wiki/Appendix:Glossary#uncountable" text:style-name="Internet_20_link" text:visited-style-name="Visited_20_Internet_20_Link"><text:span text:style-name="T12">uncountable</text:span></text:a>, <text:span text:style-name="T12">plural</text:span> <text:a xlink:type="simple" xlink:href="https://en.wiktionary.org/wiki/meanings#English" text:style-name="Internet_20_link" text:visited-style-name="Visited_20_Internet_20_Link"><text:span text:style-name="T18">meanings</text:span></text:a>) </text:p>
      <text:list xml:id="list3009577184" text:style-name="L71">
        <text:list-item>
          <text:p text:style-name="P113">(of words, expressions or symbols) </text:p>
          <text:list>
            <text:list-item>
              <text:p text:style-name="P72">The <text:a xlink:type="simple" xlink:href="https://en.wiktionary.org/wiki/denotation" text:style-name="Internet_20_link" text:visited-style-name="Visited_20_Internet_20_Link">denotation</text:a>, <text:a xlink:type="simple" xlink:href="https://en.wiktionary.org/wiki/referent" text:style-name="Internet_20_link" text:visited-style-name="Visited_20_Internet_20_Link">referent</text:a>, or <text:a xlink:type="simple" xlink:href="https://en.wiktionary.org/wiki/idea" text:style-name="Internet_20_link" text:visited-style-name="Visited_20_Internet_20_Link">idea</text:a> connected with a <text:a xlink:type="simple" xlink:href="https://en.wiktionary.org/wiki/word" text:style-name="Internet_20_link" text:visited-style-name="Visited_20_Internet_20_Link">word</text:a>, <text:a xlink:type="simple" xlink:href="https://en.wiktionary.org/wiki/expression" text:style-name="Internet_20_link" text:visited-style-name="Visited_20_Internet_20_Link">expression</text:a>, or <text:a xlink:type="simple" xlink:href="https://en.wiktionary.org/wiki/symbol" text:style-name="Internet_20_link" text:visited-style-name="Visited_20_Internet_20_Link">symbol</text:a>. </text:p>
            </text:list-item>
          </text:list>
        </text:list-item>
      </text:list>
      <text:list xml:id="list3200069783" text:style-name="L73">
        <text:list-item>
          <text:p text:style-name="P73">The <text:a xlink:type="simple" xlink:href="https://en.wiktionary.org/wiki/connotation" text:style-name="Internet_20_link" text:visited-style-name="Visited_20_Internet_20_Link">connotation</text:a> associated with a word, expression, or symbol.</text:p>
        </text:list-item>
      </text:list>
      <text:list xml:id="list4284586793" text:style-name="L74">
        <text:list-item>
          <text:p text:style-name="P74">The <text:a xlink:type="simple" xlink:href="https://en.wiktionary.org/wiki/purpose" text:style-name="Internet_20_link" text:visited-style-name="Visited_20_Internet_20_Link">purpose</text:a>, <text:a xlink:type="simple" xlink:href="https://en.wiktionary.org/wiki/value" text:style-name="Internet_20_link" text:visited-style-name="Visited_20_Internet_20_Link">value</text:a>, or <text:a xlink:type="simple" xlink:href="https://en.wiktionary.org/wiki/significance" text:style-name="Internet_20_link" text:visited-style-name="Visited_20_Internet_20_Link">significance</text:a> (of something) beyond the fact of that thing's <text:a xlink:type="simple" xlink:href="https://en.wiktionary.org/wiki/existence" text:style-name="Internet_20_link" text:visited-style-name="Visited_20_Internet_20_Link">existence</text:a>. </text:p>
        </text:list-item>
      </text:list>
      <text:p text:style-name="P8">the <text:span text:style-name="T5">meaning</text:span> of life</text:p>
      <text:p text:style-name="P20">The number of persons attending the vigil had a lot of <text:span text:style-name="T5">meaning</text:span> to the families.</text:p>
      <text:list xml:id="list3435059287" text:style-name="L75">
        <text:list-item>
          <text:p text:style-name="P75">(of a person's actions) <text:a xlink:type="simple" xlink:href="https://en.wiktionary.org/wiki/intention" text:style-name="Internet_20_link" text:visited-style-name="Visited_20_Internet_20_Link">Intention</text:a>. </text:p>
        </text:list-item>
      </text:list>
      <text:p text:style-name="P125">Life: <text:span text:style-name="T20">(Noun)</text:span></text:p>
      <text:p text:style-name="P124"><text:span text:style-name="Strong_20_Emphasis"><text:span text:style-name="T15">life</text:span></text:span> (<text:span text:style-name="T12">usually </text:span><text:a xlink:type="simple" xlink:href="https://en.wiktionary.org/wiki/Appendix:Glossary#uncountable" text:style-name="Internet_20_link" text:visited-style-name="Visited_20_Internet_20_Link"><text:span text:style-name="T12">uncountable</text:span></text:a>, <text:span text:style-name="T12">plural</text:span> <text:a xlink:type="simple" xlink:href="https://en.wiktionary.org/wiki/lives#English" text:style-name="Internet_20_link" text:visited-style-name="Visited_20_Internet_20_Link"><text:span text:style-name="T18">lives</text:span></text:a>) </text:p>
      <text:list xml:id="list853494551" text:style-name="L76">
        <text:list-item>
          <text:p text:style-name="P76">(<text:a xlink:type="simple" xlink:href="https://en.wiktionary.org/wiki/Appendix:Glossary#uncountable" text:style-name="Internet_20_link" text:visited-style-name="Visited_20_Internet_20_Link">uncountable</text:a>) The <text:a xlink:type="simple" xlink:href="https://en.wiktionary.org/wiki/state" text:style-name="Internet_20_link" text:visited-style-name="Visited_20_Internet_20_Link">state</text:a> of <text:a xlink:type="simple" xlink:href="https://en.wiktionary.org/wiki/organism" text:style-name="Internet_20_link" text:visited-style-name="Visited_20_Internet_20_Link">organisms</text:a> preceding their <text:a xlink:type="simple" xlink:href="https://en.wiktionary.org/wiki/death" text:style-name="Internet_20_link" text:visited-style-name="Visited_20_Internet_20_Link">death</text:a>, characterized by biological processes such as <text:a xlink:type="simple" xlink:href="https://en.wiktionary.org/wiki/metabolism" text:style-name="Internet_20_link" text:visited-style-name="Visited_20_Internet_20_Link">metabolism</text:a> and <text:a xlink:type="simple" xlink:href="https://en.wiktionary.org/wiki/reproduction" text:style-name="Internet_20_link" text:visited-style-name="Visited_20_Internet_20_Link">reproduction</text:a> and distinguishing them from <text:a xlink:type="simple" xlink:href="https://en.wiktionary.org/wiki/inanimate" text:style-name="Internet_20_link" text:visited-style-name="Visited_20_Internet_20_Link">inanimate</text:a> <text:a xlink:type="simple" xlink:href="https://en.wiktionary.org/wiki/object" text:style-name="Internet_20_link" text:visited-style-name="Visited_20_Internet_20_Link">objects</text:a>; the state of <text:a xlink:type="simple" xlink:href="https://en.wiktionary.org/wiki/be" text:style-name="Internet_20_link" text:visited-style-name="Visited_20_Internet_20_Link">being</text:a> <text:a xlink:type="simple" xlink:href="https://en.wiktionary.org/wiki/alive" text:style-name="Internet_20_link" text:visited-style-name="Visited_20_Internet_20_Link">alive</text:a> and <text:a xlink:type="simple" xlink:href="https://en.wiktionary.org/wiki/live" text:style-name="Internet_20_link" text:visited-style-name="Visited_20_Internet_20_Link">living</text:a>. </text:p>
          <text:p text:style-name="P12">Having experienced both, the vampire decided that he preferred (un)death to <text:span text:style-name="T5">life</text:span>.  He gave up on <text:span text:style-name="T5">life</text:span>.</text:p>
          <text:list>
            <text:list-item>
              <text:p text:style-name="P114">(<text:a xlink:type="simple" xlink:href="https://en.wiktionary.org/wiki/biology" text:style-name="Internet_20_link" text:visited-style-name="Visited_20_Internet_20_Link">biology</text:a>) The status possessed by any of a number of entities, including <text:a xlink:type="simple" xlink:href="https://en.wiktionary.org/wiki/animal" text:style-name="Internet_20_link" text:visited-style-name="Visited_20_Internet_20_Link">animals</text:a>, <text:a xlink:type="simple" xlink:href="https://en.wiktionary.org/wiki/plant" text:style-name="Internet_20_link" text:visited-style-name="Visited_20_Internet_20_Link">plants</text:a>, <text:a xlink:type="simple" xlink:href="https://en.wiktionary.org/wiki/fungi" text:style-name="Internet_20_link" text:visited-style-name="Visited_20_Internet_20_Link">fungi</text:a>, <text:a xlink:type="simple" xlink:href="https://en.wiktionary.org/wiki/bacteria" text:style-name="Internet_20_link" text:visited-style-name="Visited_20_Internet_20_Link">bacteria</text:a>, and sometimes <text:a xlink:type="simple" xlink:href="https://en.wiktionary.org/wiki/virus" text:style-name="Internet_20_link" text:visited-style-name="Visited_20_Internet_20_Link">viruses</text:a>, which have the properties of <text:a xlink:type="simple" xlink:href="https://en.wiktionary.org/wiki/replication" text:style-name="Internet_20_link" text:visited-style-name="Visited_20_Internet_20_Link">replication</text:a> and <text:a xlink:type="simple" xlink:href="https://en.wiktionary.org/wiki/metabolism" text:style-name="Internet_20_link" text:visited-style-name="Visited_20_Internet_20_Link">metabolism</text:a>.</text:p>
            </text:list-item>
          </text:list>
        </text:list-item>
        <text:list-item>
          <text:p text:style-name="P76">The <text:a xlink:type="simple" xlink:href="https://en.wiktionary.org/wiki/animate" text:style-name="Internet_20_link" text:visited-style-name="Visited_20_Internet_20_Link">animating</text:a> <text:a xlink:type="simple" xlink:href="https://en.wiktionary.org/wiki/principle" text:style-name="Internet_20_link" text:visited-style-name="Visited_20_Internet_20_Link">principle</text:a> or <text:a xlink:type="simple" xlink:href="https://en.wiktionary.org/wiki/force" text:style-name="Internet_20_link" text:visited-style-name="Visited_20_Internet_20_Link">force</text:a> that keeps an inorganic thing or concept metaphorically alive (<text:a xlink:type="simple" xlink:href="https://en.wiktionary.org/wiki/dynamic" text:style-name="Internet_20_link" text:visited-style-name="Visited_20_Internet_20_Link">dynamic</text:a>, <text:a xlink:type="simple" xlink:href="https://en.wiktionary.org/wiki/relevant" text:style-name="Internet_20_link" text:visited-style-name="Visited_20_Internet_20_Link">relevant</text:a>, etc) and makes it a "<text:a xlink:type="simple" xlink:href="https://en.wikipedia.org/wiki/living_document" text:style-name="Internet_20_link" text:visited-style-name="Visited_20_Internet_20_Link">living document</text:a>", "living constitution", etc. </text:p>
        </text:list-item>
      </text:list>
      <text:list xml:id="list1349624128" text:style-name="L78">
        <text:list-item>
          <text:p text:style-name="P77"><text:a xlink:type="simple" xlink:href="https://en.wiktionary.org/wiki/lifeform" text:style-name="Internet_20_link" text:visited-style-name="Visited_20_Internet_20_Link">Lifeforms</text:a>, generally or collectively. </text:p>
        </text:list-item>
      </text:list>
      <text:p text:style-name="P16"><text:span text:style-name="T12">It's </text:span><text:span text:style-name="T13">life</text:span><text:span text:style-name="T12">, but not as we know it.</text:span>   <text:span text:style-name="T12">She discovered plant </text:span><text:span text:style-name="T13">life</text:span><text:span text:style-name="T12"> on the planet.</text:span>   <text:span text:style-name="T12">The rover discovered signs of </text:span><text:span text:style-name="T13">life</text:span><text:span text:style-name="T12"> on the alien world.</text:span></text:p>
      <text:list xml:id="list1285044315" text:style-name="L79">
        <text:list-item>
          <text:p text:style-name="P115">(<text:a xlink:type="simple" xlink:href="https://en.wiktionary.org/wiki/Appendix:Glossary#countable" text:style-name="Internet_20_link" text:visited-style-name="Visited_20_Internet_20_Link">countable</text:a>) A living <text:a xlink:type="simple" xlink:href="https://en.wiktionary.org/wiki/individual#English" text:style-name="Internet_20_link" text:visited-style-name="Visited_20_Internet_20_Link"><text:span text:style-name="T15">individual</text:span></text:a>; the fact of a particular individual being alive. (Chiefly when indicating individuals were lost (died) or saved.) </text:p>
        </text:list-item>
      </text:list>
      <text:list xml:id="list1051088608" text:style-name="L80">
        <text:list-item>
          <text:p text:style-name="P37">Many <text:span text:style-name="T5">lives</text:span> were lost during the war.   Her quick thinking saved many dogs' <text:span text:style-name="T5">lives</text:span>.</text:p>
        </text:list-item>
      </text:list>
      <text:list xml:id="list1047522043" text:style-name="L81">
        <text:list-item>
          <text:p text:style-name="P78">Existence. </text:p>
        </text:list-item>
      </text:list>
      <text:p text:style-name="P16"><text:span text:style-name="T12">Man's </text:span><text:span text:style-name="T13">life</text:span><text:span text:style-name="T12"> on this planet has been marked by continual conflict.</text:span>   <text:span text:style-name="T12">the eternal </text:span><text:span text:style-name="T13">life</text:span><text:span text:style-name="T12"> of the soul</text:span></text:p>
      <text:list xml:id="list528693734" text:style-name="L82">
        <text:list-item>
          <text:p text:style-name="P79">A <text:a xlink:type="simple" xlink:href="https://en.wiktionary.org/wiki/worthwhile" text:style-name="Internet_20_link" text:visited-style-name="Visited_20_Internet_20_Link">worthwhile</text:a> existence. </text:p>
          <text:p text:style-name="P13">He gets up early in the morning, works all day long — even on weekends — and hardly sees his family. That's no <text:span text:style-name="T5">life</text:span>!  His <text:span text:style-name="T5">life</text:span> was ruined by drugs.</text:p>
        </text:list-item>
        <text:list-item>
          <text:p text:style-name="P79">A particular <text:a xlink:type="simple" xlink:href="https://en.wiktionary.org/wiki/aspect" text:style-name="Internet_20_link" text:visited-style-name="Visited_20_Internet_20_Link">aspect</text:a> of existence. </text:p>
          <text:p text:style-name="P15"><text:soft-page-break/><text:span text:style-name="T12">He struggled to balance his family </text:span><text:span text:style-name="T13">life</text:span><text:span text:style-name="T12">, social </text:span><text:span text:style-name="T13">life</text:span><text:span text:style-name="T12"> and work </text:span><text:span text:style-name="T13">life</text:span><text:span text:style-name="T12">.</text:span>   <text:span text:style-name="T12">sex </text:span><text:span text:style-name="T13">life</text:span>, <text:span text:style-name="T12">political </text:span><text:span text:style-name="T13">life</text:span></text:p>
        </text:list-item>
        <text:list-item>
          <text:p text:style-name="P79">(<text:a xlink:type="simple" xlink:href="https://en.wiktionary.org/wiki/Appendix:Glossary#informal" text:style-name="Internet_20_link" text:visited-style-name="Visited_20_Internet_20_Link">informal</text:a>) <text:a xlink:type="simple" xlink:href="https://en.wiktionary.org/wiki/social_life" text:style-name="Internet_20_link" text:visited-style-name="Visited_20_Internet_20_Link">Social life</text:a>. </text:p>
        </text:list-item>
      </text:list>
      <text:list xml:id="list3849268786" text:style-name="L84">
        <text:list-item text:start-value="3">
          <text:p text:style-name="P14">Get a <text:span text:style-name="T5">life</text:span>.</text:p>
        </text:list-item>
        <text:list-item>
          <text:p text:style-name="P80">Something which is inherently part of a person's existence, such as job, family, a loved one, etc. </text:p>
          <text:p text:style-name="P41"><text:span text:style-name="T12">She's my love, my </text:span><text:span text:style-name="T13">life</text:span><text:span text:style-name="T12">.</text:span>   <text:span text:style-name="T12">Running the bakery is her </text:span><text:span text:style-name="T13">life</text:span><text:span text:style-name="T12">.</text:span></text:p>
        </text:list-item>
      </text:list>
      <text:list xml:id="list3297578990" text:style-name="L85">
        <text:list-item>
          <text:p text:style-name="P81"><text:span text:style-name="T12">A period of time during which something has existence.</text:span> </text:p>
        </text:list-item>
      </text:list>
      <text:list xml:id="list675527791" text:style-name="L86">
        <text:list-item>
          <text:p text:style-name="P82">The <text:a xlink:type="simple" xlink:href="https://en.wiktionary.org/wiki/period" text:style-name="Internet_20_link" text:visited-style-name="Visited_20_Internet_20_Link">period</text:a> during which one (a person, an animal, a plant; a civilization, species; a star; etc) is <text:a xlink:type="simple" xlink:href="https://en.wiktionary.org/wiki/alive" text:style-name="Internet_20_link" text:visited-style-name="Visited_20_Internet_20_Link">alive</text:a>. </text:p>
        </text:list-item>
      </text:list>
      <text:list xml:id="list3611117621" text:style-name="L87">
        <text:list-item>
          <text:p text:style-name="P38">This light bulb is designed to have a <text:span text:style-name="T5">life</text:span> of 2,000 hours.</text:p>
        </text:list-item>
      </text:list>
      <text:list xml:id="list3901629712" text:style-name="L88">
        <text:list-item>
          <text:p text:style-name="P116">The span of time during which an object operates. </text:p>
        </text:list-item>
      </text:list>
      <text:list xml:id="list2180449947" text:style-name="L90">
        <text:list-item>
          <text:p text:style-name="P83">The period of time during which an object is recognizable. </text:p>
        </text:list-item>
      </text:list>
      <text:p text:style-name="P22">The <text:span text:style-name="T5">life</text:span> of this milk carton may be thousands of years in this landfill.</text:p>
      <text:list xml:id="list4057477010" text:style-name="L91">
        <text:list-item>
          <text:p text:style-name="P117">A particular phase or period of existence. </text:p>
        </text:list-item>
      </text:list>
      <text:list xml:id="list3442771150" text:style-name="L93">
        <text:list-item>
          <text:p text:style-name="P118">A period extending from a when a (positive or negative) office, punishment, etc is conferred on someone until that person dies (or, sometimes, reaches <text:a xlink:type="simple" xlink:href="https://en.wiktionary.org/wiki/retirement" text:style-name="Internet_20_link" text:visited-style-name="Visited_20_Internet_20_Link">retirement</text:a> age). </text:p>
        </text:list-item>
      </text:list>
      <text:list xml:id="list1059558813" text:style-name="L95">
        <text:list-item>
          <text:list>
            <text:list-item text:start-value="5">
              <text:p text:style-name="P84">(<text:a xlink:type="simple" xlink:href="https://en.wiktionary.org/wiki/Appendix:Glossary#colloquial" text:style-name="Internet_20_link" text:visited-style-name="Visited_20_Internet_20_Link">colloquial</text:a>) A <text:a xlink:type="simple" xlink:href="https://en.wiktionary.org/wiki/life_sentence" text:style-name="Internet_20_link" text:visited-style-name="Visited_20_Internet_20_Link">life sentence</text:a>; a period of imprisonment that lasts until the convict's death (or, sometimes, <text:a xlink:type="simple" xlink:href="https://en.wiktionary.org/wiki/parole" text:style-name="Internet_20_link" text:visited-style-name="Visited_20_Internet_20_Link">parole</text:a>).</text:p>
            </text:list-item>
          </text:list>
        </text:list-item>
      </text:list>
      <text:list xml:id="list628742119" text:style-name="L96">
        <text:list-item>
          <text:p text:style-name="P85">Animation; spirit; vivacity. </text:p>
        </text:list-item>
      </text:list>
      <text:list xml:id="list142206082" text:style-name="L97">
        <text:list-item>
          <text:p text:style-name="P86">The most <text:a xlink:type="simple" xlink:href="https://en.wiktionary.org/wiki/lively" text:style-name="Internet_20_link" text:visited-style-name="Visited_20_Internet_20_Link">lively</text:a> component or participant. </text:p>
        </text:list-item>
      </text:list>
      <text:list xml:id="list1912767203" text:style-name="L99">
        <text:list-item>
          <text:p text:style-name="P87"/>
        </text:list-item>
      </text:list>
      <text:list xml:id="list2989945081" text:style-name="L100">
        <text:list-item>
          <text:p text:style-name="P119">A <text:a xlink:type="simple" xlink:href="https://en.wiktionary.org/wiki/biography" text:style-name="Internet_20_link" text:visited-style-name="Visited_20_Internet_20_Link">biography</text:a>. </text:p>
        </text:list-item>
      </text:list>
      <text:list xml:id="list2147988764" text:style-name="L101">
        <text:list-item>
          <text:p text:style-name="P39">His <text:span text:style-name="T5">life</text:span> of the founder is finished, except for the title.</text:p>
        </text:list-item>
      </text:list>
      <text:list xml:id="list3522673278" text:style-name="L102">
        <text:list-item>
          <text:p text:style-name="P120"><text:a xlink:type="simple" xlink:href="https://en.wiktionary.org/wiki/nature" text:style-name="Internet_20_link" text:visited-style-name="Visited_20_Internet_20_Link">Nature</text:a>, <text:a xlink:type="simple" xlink:href="https://en.wiktionary.org/wiki/reality" text:style-name="Internet_20_link" text:visited-style-name="Visited_20_Internet_20_Link">reality</text:a>, and the forms that exist in it. </text:p>
        </text:list-item>
      </text:list>
      <text:list xml:id="list792132977" text:style-name="L104">
        <text:list-item>
          <text:p text:style-name="P88">An <text:a xlink:type="simple" xlink:href="https://en.wiktionary.org/wiki/opportunity" text:style-name="Internet_20_link" text:visited-style-name="Visited_20_Internet_20_Link">opportunity</text:a> for <text:a xlink:type="simple" xlink:href="https://en.wiktionary.org/wiki/existence" text:style-name="Internet_20_link" text:visited-style-name="Visited_20_Internet_20_Link">existence</text:a>. </text:p>
        </text:list-item>
      </text:list>
      <text:list xml:id="list712165412" text:style-name="L105">
        <text:list-item>
          <text:p text:style-name="P89">(<text:a xlink:type="simple" xlink:href="https://en.wiktionary.org/wiki/video_game" text:style-name="Internet_20_link" text:visited-style-name="Visited_20_Internet_20_Link">video games</text:a>) One of the <text:a xlink:type="simple" xlink:href="https://en.wiktionary.org/wiki/player" text:style-name="Internet_20_link" text:visited-style-name="Visited_20_Internet_20_Link">player</text:a>'s chances to play, lost when the player's character dies or when certain mistakes are made. </text:p>
        </text:list-item>
      </text:list>
      <text:list xml:id="list906381601" text:style-name="L106">
        <text:list-item>
          <text:p text:style-name="P40">Scoring 1000 points is rewarded with an extra <text:span text:style-name="T5">life</text:span>.</text:p>
        </text:list-item>
      </text:list>
      <text:list xml:id="list2465960325" text:style-name="L107">
        <text:list-item>
          <text:p text:style-name="P121">(<text:a xlink:type="simple" xlink:href="https://en.wiktionary.org/wiki/baseball" text:style-name="Internet_20_link" text:visited-style-name="Visited_20_Internet_20_Link">baseball</text:a>, <text:a xlink:type="simple" xlink:href="https://en.wiktionary.org/wiki/softball" text:style-name="Internet_20_link" text:visited-style-name="Visited_20_Internet_20_Link">softball</text:a>, <text:a xlink:type="simple" xlink:href="https://en.wiktionary.org/wiki/cricket" text:style-name="Internet_20_link" text:visited-style-name="Visited_20_Internet_20_Link">cricket</text:a>) A chance for the <text:a xlink:type="simple" xlink:href="https://en.wiktionary.org/wiki/batter" text:style-name="Internet_20_link" text:visited-style-name="Visited_20_Internet_20_Link">batter</text:a> (or <text:a xlink:type="simple" xlink:href="https://en.wiktionary.org/wiki/bat" text:style-name="Internet_20_link" text:visited-style-name="Visited_20_Internet_20_Link">batting</text:a> team) to <text:a xlink:type="simple" xlink:href="https://en.wiktionary.org/wiki/bat" text:style-name="Internet_20_link" text:visited-style-name="Visited_20_Internet_20_Link">bat</text:a> again, given as a result of an <text:a xlink:type="simple" xlink:href="https://en.wiktionary.org/wiki/misplay" text:style-name="Internet_20_link" text:visited-style-name="Visited_20_Internet_20_Link">misplay</text:a> by a member of the <text:a xlink:type="simple" xlink:href="https://en.wiktionary.org/wiki/fielding" text:style-name="Internet_20_link" text:visited-style-name="Visited_20_Internet_20_Link">fielding</text:a> team. [from the 1860s<text:bookmark text:name="cite_ref-17"/><text:a xlink:type="simple" xlink:href="https://en.wiktionary.org/wiki/life#cite_note-1" text:style-name="Internet_20_link" text:visited-style-name="Visited_20_Internet_20_Link">[1]</text:a> through at least the 1930s] </text:p>
        </text:list-item>
      </text:list>
      <text:list xml:id="list1669171261" text:style-name="L109">
        <text:list-item text:start-value="2">
          <text:p text:style-name="P90">One of a player's chances to play in various children's <text:a xlink:type="simple" xlink:href="https://en.wiktionary.org/wiki/playground" text:style-name="Internet_20_link" text:visited-style-name="Visited_20_Internet_20_Link">playground</text:a> games, lost when a mistake is made, for example being struck by the ball in <text:a xlink:type="simple" xlink:href="https://en.wiktionary.org/wiki/dodgeball" text:style-name="Internet_20_link" text:visited-style-name="Visited_20_Internet_20_Link">dodgeball</text:a>.</text:p>
        </text:list-item>
      </text:list>
      <text:list xml:id="list976870464" text:style-name="L110">
        <text:list-item>
          <text:p text:style-name="P91">(<text:a xlink:type="simple" xlink:href="https://en.wiktionary.org/wiki/Appendix:Glossary#uncountable" text:style-name="Internet_20_link" text:visited-style-name="Visited_20_Internet_20_Link">uncountable</text:a>, <text:a xlink:type="simple" xlink:href="https://en.wiktionary.org/wiki/insurance" text:style-name="Internet_20_link" text:visited-style-name="Visited_20_Internet_20_Link">insurance</text:a>) The <text:a xlink:type="simple" xlink:href="https://en.wiktionary.org/wiki/life_insurance" text:style-name="Internet_20_link" text:visited-style-name="Visited_20_Internet_20_Link">life insurance</text:a> industry. </text:p>
        </text:list-item>
      </text:list>
      <text:p text:style-name="P22"><text:soft-page-break/>I work in <text:span text:style-name="T5">life</text:span>.</text:p>
      <text:list xml:id="list1283553094" text:style-name="L111">
        <text:list-item>
          <text:p text:style-name="P92">(<text:a xlink:type="simple" xlink:href="https://en.wiktionary.org/wiki/Appendix:Glossary#countable" text:style-name="Internet_20_link" text:visited-style-name="Visited_20_Internet_20_Link">countable</text:a>) A <text:a xlink:type="simple" xlink:href="https://en.wiktionary.org/wiki/life_assured" text:style-name="Internet_20_link" text:visited-style-name="Visited_20_Internet_20_Link">life assured</text:a> under a <text:a xlink:type="simple" xlink:href="https://en.wiktionary.org/wiki/life_assurance" text:style-name="Internet_20_link" text:visited-style-name="Visited_20_Internet_20_Link">life assurance</text:a> <text:a xlink:type="simple" xlink:href="https://en.wiktionary.org/wiki/policy" text:style-name="Internet_20_link" text:visited-style-name="Visited_20_Internet_20_Link">policy</text:a> (equivalent to the policy itself for a <text:a xlink:type="simple" xlink:href="https://en.wiktionary.org/wiki/single_life" text:style-name="Internet_20_link" text:visited-style-name="Visited_20_Internet_20_Link">single life</text:a> contract). </text:p>
        </text:list-item>
      </text:list>
      <text:h text:style-name="P3" text:outline-level="3">In history</text:h>
      <text:h text:style-name="P5" text:outline-level="4"><text:span text:style-name="T22">Nihilism</text:span><text:span text:style-name="T20"> In Russia (1860-1917)</text:span></text:h>
      <text:p text:style-name="P93">From <text:a xlink:type="simple" xlink:href="https://en.wikipedia.org/wiki/Nihilism#Russian_nihilism" text:style-name="Internet_20_link" text:visited-style-name="Visited_20_Internet_20_Link">[Wikipedia]</text:a></text:p>
      <text:p text:style-name="P93">From the period 1860–1917, <text:a xlink:type="simple" xlink:href="https://en.wikipedia.org/wiki/Russian_nihilism" text:style-name="Internet_20_link" text:visited-style-name="Visited_20_Internet_20_Link">Russian nihilism</text:a> was both a nascent form of nihilist philosophy and broad cultural movement which overlapped with certain <text:a xlink:type="simple" xlink:href="https://en.wikipedia.org/wiki/Revolutionary" text:style-name="Internet_20_link" text:visited-style-name="Visited_20_Internet_20_Link">revolutionary</text:a> tendencies of the era,<text:bookmark text:name="cite_ref-531"/><text:a xlink:type="simple" xlink:href="https://en.wikipedia.org/wiki/Nihilism#cite_note-53" text:style-name="Internet_20_link" text:visited-style-name="Visited_20_Internet_20_Link">[53]</text:a> for which it was often wrongly characterized as a form of <text:a xlink:type="simple" xlink:href="https://en.wikipedia.org/wiki/Political_terrorism" text:style-name="Internet_20_link" text:visited-style-name="Visited_20_Internet_20_Link">political terrorism</text:a>.<text:bookmark text:name="cite_ref-541"/><text:a xlink:type="simple" xlink:href="https://en.wikipedia.org/wiki/Nihilism#cite_note-54" text:style-name="Internet_20_link" text:visited-style-name="Visited_20_Internet_20_Link">[54]</text:a> Russian nihilism centered on the dissolution of existing values and ideals, incorporating theories of <text:a xlink:type="simple" xlink:href="https://en.wikipedia.org/wiki/Hard_determinism" text:style-name="Internet_20_link" text:visited-style-name="Visited_20_Internet_20_Link">hard determinism</text:a>, <text:a xlink:type="simple" xlink:href="https://en.wikipedia.org/wiki/Atheism" text:style-name="Internet_20_link" text:visited-style-name="Visited_20_Internet_20_Link">atheism</text:a>, <text:a xlink:type="simple" xlink:href="https://en.wikipedia.org/wiki/Materialism" text:style-name="Internet_20_link" text:visited-style-name="Visited_20_Internet_20_Link">materialism</text:a>, <text:a xlink:type="simple" xlink:href="https://en.wikipedia.org/wiki/Positivism" text:style-name="Internet_20_link" text:visited-style-name="Visited_20_Internet_20_Link">positivism</text:a>, and <text:a xlink:type="simple" xlink:href="https://en.wikipedia.org/wiki/Rational_egoism" text:style-name="Internet_20_link" text:visited-style-name="Visited_20_Internet_20_Link">rational egoism</text:a>, while rejecting <text:a xlink:type="simple" xlink:href="https://en.wikipedia.org/wiki/Metaphysics" text:style-name="Internet_20_link" text:visited-style-name="Visited_20_Internet_20_Link">metaphysics</text:a>, <text:a xlink:type="simple" xlink:href="https://en.wikipedia.org/wiki/Sentimentality" text:style-name="Internet_20_link" text:visited-style-name="Visited_20_Internet_20_Link">sentimentalism</text:a>, and <text:a xlink:type="simple" xlink:href="https://en.wikipedia.org/wiki/Aestheticism" text:style-name="Internet_20_link" text:visited-style-name="Visited_20_Internet_20_Link">aestheticism</text:a>.<text:bookmark text:name="cite_ref-551"/><text:a xlink:type="simple" xlink:href="https://en.wikipedia.org/wiki/Nihilism#cite_note-55" text:style-name="Internet_20_link" text:visited-style-name="Visited_20_Internet_20_Link">[55]</text:a> Leading philosophers of this school of thought included <text:a xlink:type="simple" xlink:href="https://en.wikipedia.org/wiki/Nikolay_Chernyshevsky" text:style-name="Internet_20_link" text:visited-style-name="Visited_20_Internet_20_Link">Nikolay Chernyshevsky</text:a> and <text:a xlink:type="simple" xlink:href="https://en.wikipedia.org/wiki/Dmitry_Pisarev" text:style-name="Internet_20_link" text:visited-style-name="Visited_20_Internet_20_Link">Dmitry Pisarev</text:a>.<text:bookmark text:name="cite_ref-561"/><text:a xlink:type="simple" xlink:href="https://en.wikipedia.org/wiki/Nihilism#cite_note-56" text:style-name="Internet_20_link" text:visited-style-name="Visited_20_Internet_20_Link">[56]</text:a> </text:p>
      <text:p text:style-name="Text_20_body">The intellectual origins of the Russian nihilist movement can be traced back to 1855 and perhaps earlier,<text:bookmark text:name="cite_ref-57"/><text:a xlink:type="simple" xlink:href="https://en.wikipedia.org/wiki/Nihilism#cite_note-57" text:style-name="Internet_20_link" text:visited-style-name="Visited_20_Internet_20_Link">[57]</text:a> where it was principally a philosophy of extreme <text:a xlink:type="simple" xlink:href="https://en.wikipedia.org/wiki/Moral_skepticism" text:style-name="Internet_20_link" text:visited-style-name="Visited_20_Internet_20_Link">moral</text:a> and <text:a xlink:type="simple" xlink:href="https://en.wikipedia.org/wiki/Epistemological_skepticism" text:style-name="Internet_20_link" text:visited-style-name="Visited_20_Internet_20_Link">epistemological skepticism</text:a>.<text:bookmark text:name="cite_ref-58"/><text:a xlink:type="simple" xlink:href="https://en.wikipedia.org/wiki/Nihilism#cite_note-58" text:style-name="Internet_20_link" text:visited-style-name="Visited_20_Internet_20_Link">[58]</text:a> However, it was not until 1862 that the name <text:span text:style-name="T12">nihilism</text:span> was first popularized, when <text:a xlink:type="simple" xlink:href="https://en.wikipedia.org/wiki/Ivan_Turgenev" text:style-name="Internet_20_link" text:visited-style-name="Visited_20_Internet_20_Link">Ivan Turgenev</text:a> used the term in his celebrated novel <text:a xlink:type="simple" xlink:href="https://en.wikipedia.org/wiki/Fathers_and_Sons_(novel)" text:style-name="Internet_20_link" text:visited-style-name="Visited_20_Internet_20_Link"><text:span text:style-name="T12">Fathers and Sons</text:span></text:a> to describe the disillusionment of the younger generation towards both the <text:a xlink:type="simple" xlink:href="https://en.wikipedia.org/wiki/Progressivism" text:style-name="Internet_20_link" text:visited-style-name="Visited_20_Internet_20_Link">progressives</text:a> and <text:a xlink:type="simple" xlink:href="https://en.wikipedia.org/wiki/Traditionalist_conservatism" text:style-name="Internet_20_link" text:visited-style-name="Visited_20_Internet_20_Link">traditionalists</text:a> that came before them,<text:bookmark text:name="cite_ref-59"/><text:a xlink:type="simple" xlink:href="https://en.wikipedia.org/wiki/Nihilism#cite_note-59" text:style-name="Internet_20_link" text:visited-style-name="Visited_20_Internet_20_Link">[59]</text:a> as well as its manifestation in the view that negation and value-destruction were most necessary to the present conditions.<text:bookmark text:name="cite_ref-60"/><text:a xlink:type="simple" xlink:href="https://en.wikipedia.org/wiki/Nihilism#cite_note-60" text:style-name="Internet_20_link" text:visited-style-name="Visited_20_Internet_20_Link">[60]</text:a> The movement very soon adopted the name, despite the novel's initial harsh reception among both the conservatives and younger generation.<text:bookmark text:name="cite_ref-61"/><text:a xlink:type="simple" xlink:href="https://en.wikipedia.org/wiki/Nihilism#cite_note-61" text:style-name="Internet_20_link" text:visited-style-name="Visited_20_Internet_20_Link">[61]</text:a> </text:p>
      <text:p text:style-name="Text_20_body">Though philosophically both nihilistic and skeptical, Russian nihilism did not unilaterally negate ethics and knowledge as may be assumed, nor did it espouse meaninglessness unequivocally.<text:bookmark text:name="cite_ref-62"/><text:a xlink:type="simple" xlink:href="https://en.wikipedia.org/wiki/Nihilism#cite_note-62" text:style-name="Internet_20_link" text:visited-style-name="Visited_20_Internet_20_Link">[62]</text:a> Even so, contemporary scholarship has challenged the equating of Russian nihilism with mere skepticism, instead identifying it as a fundamentally <text:a xlink:type="simple" xlink:href="https://en.wiktionary.org/wiki/Promethean" text:style-name="Internet_20_link" text:visited-style-name="Visited_20_Internet_20_Link">Promethean</text:a> movement.<text:bookmark text:name="cite_ref-63"/><text:a xlink:type="simple" xlink:href="https://en.wikipedia.org/wiki/Nihilism#cite_note-63" text:style-name="Internet_20_link" text:visited-style-name="Visited_20_Internet_20_Link">[63]</text:a> As passionate advocates of negation, the nihilists sought to liberate the Promethean might of the Russian people which they saw embodied in a class of prototypal individuals, or <text:span text:style-name="T12">new types</text:span> in their own words.<text:bookmark text:name="cite_ref-64"/><text:a xlink:type="simple" xlink:href="https://en.wikipedia.org/wiki/Nihilism#cite_note-64" text:style-name="Internet_20_link" text:visited-style-name="Visited_20_Internet_20_Link">[64]</text:a> These individuals, according to Pisarev, in freeing themselves from all authority become exempt from <text:a xlink:type="simple" xlink:href="https://en.wikipedia.org/wiki/Moral_authority" text:style-name="Internet_20_link" text:visited-style-name="Visited_20_Internet_20_Link">moral authority</text:a> as well, and are distinguished above the <text:a xlink:type="simple" xlink:href="https://en.wikipedia.org/wiki/Rabble_(social_class)" text:style-name="Internet_20_link" text:visited-style-name="Visited_20_Internet_20_Link"><text:span text:style-name="T12">rabble</text:span></text:a> or common masses.<text:bookmark text:name="cite_ref-65"/><text:a xlink:type="simple" xlink:href="https://en.wikipedia.org/wiki/Nihilism#cite_note-65" text:style-name="Internet_20_link" text:visited-style-name="Visited_20_Internet_20_Link">[65]</text:a> </text:p>
      <text:p text:style-name="Text_20_body">Later interpretations of nihilism were heavily influenced by works of <text:a xlink:type="simple" xlink:href="https://en.wikipedia.org/wiki/Anti-nihilistic_literature" text:style-name="Internet_20_link" text:visited-style-name="Visited_20_Internet_20_Link">anti-nihilistic literature</text:a>, such as those of <text:a xlink:type="simple" xlink:href="https://en.wikipedia.org/wiki/Fyodor_Dostoevsky" text:style-name="Internet_20_link" text:visited-style-name="Visited_20_Internet_20_Link">Fyodor Dostoevsky</text:a>, which arose in response to Russian nihilism.<text:bookmark text:name="cite_ref-66"/><text:a xlink:type="simple" xlink:href="https://en.wikipedia.org/wiki/Nihilism#cite_note-66" text:style-name="Internet_20_link" text:visited-style-name="Visited_20_Internet_20_Link">[66]</text:a> "In contrast to the corrupted nihilists [of the real world], who tried to numb their nihilistic sensitivity and forget themselves through self-indulgence, Dostoevsky's figures voluntarily leap into nihilism and try to be themselves within its boundaries", writes contemporary scholar <text:a xlink:type="simple" xlink:href="https://en.wikipedia.org/wiki/Keiji_Nishitani" text:style-name="Internet_20_link" text:visited-style-name="Visited_20_Internet_20_Link">Nishitani</text:a>. "The nihility expressed in <text:span text:style-name="Emphasis">'if there is no God, everything is permitted'</text:span>, or <text:span text:style-name="T23">'</text:span><text:a xlink:type="simple" xlink:href="https://en.wikipedia.org/wiki/Après_moi,_le_déluge" text:style-name="Internet_20_link" text:visited-style-name="Visited_20_Internet_20_Link">après moi, le déluge</text:a><text:span text:style-name="T23">'</text:span>, provides a principle whose sincerity they try to live out to the end. They search for and experiment with ways for the self to justify itself after God has disappeared."<text:bookmark text:name="cite_ref-67"/><text:a xlink:type="simple" xlink:href="https://en.wikipedia.org/wiki/Nihilism#cite_note-67" text:style-name="Internet_20_link" text:visited-style-name="Visited_20_Internet_20_Link">[67]</text:a> </text:p>
      <text:h text:style-name="P5" text:outline-level="4"><text:soft-page-break/><text:span text:style-name="T22">Nihilism</text:span><text:span text:style-name="T20"> In Buddhism</text:span></text:h>
      <text:p text:style-name="P93">From: <text:a xlink:type="simple" xlink:href="https://en.wikipedia.org/wiki/Nihilism#Buddhism" text:style-name="Internet_20_link" text:visited-style-name="Visited_20_Internet_20_Link">[Wikipedia]</text:a></text:p>
      <text:p text:style-name="P94">The concept of nihilism was discussed by <text:a xlink:type="simple" xlink:href="https://en.wikipedia.org/wiki/Gautama_Buddha" text:style-name="Internet_20_link" text:visited-style-name="Visited_20_Internet_20_Link">the Buddha</text:a> (563 B.C. to 483 B.C.), as recorded in the <text:a xlink:type="simple" xlink:href="https://en.wikipedia.org/wiki/Theravada" text:style-name="Internet_20_link" text:visited-style-name="Visited_20_Internet_20_Link">Theravada</text:a> and <text:a xlink:type="simple" xlink:href="https://en.wikipedia.org/wiki/Mahayana" text:style-name="Internet_20_link" text:visited-style-name="Visited_20_Internet_20_Link">Mahayana</text:a> <text:a xlink:type="simple" xlink:href="https://en.wikipedia.org/wiki/Tripiṭaka" text:style-name="Internet_20_link" text:visited-style-name="Visited_20_Internet_20_Link"><text:span text:style-name="T12">Tripiṭaka</text:span></text:a>.<text:bookmark text:name="cite_ref-35"/><text:a xlink:type="simple" xlink:href="https://en.wikipedia.org/wiki/Nihilism#cite_note-35" text:style-name="Internet_20_link" text:visited-style-name="Visited_20_Internet_20_Link">[35]</text:a> The <text:span text:style-name="T12">Tripiṭaka</text:span>, originally written in <text:a xlink:type="simple" xlink:href="https://en.wikipedia.org/wiki/Pali" text:style-name="Internet_20_link" text:visited-style-name="Visited_20_Internet_20_Link">Pali</text:a>, refers to nihilism as <text:span text:style-name="T12">natthikavāda</text:span> and the nihilist view as <text:span text:style-name="T12">micchādiṭṭhi</text:span>.<text:bookmark text:name="cite_ref-36"/><text:a xlink:type="simple" xlink:href="https://en.wikipedia.org/wiki/Nihilism#cite_note-36" text:style-name="Internet_20_link" text:visited-style-name="Visited_20_Internet_20_Link">[36]</text:a> Various <text:a xlink:type="simple" xlink:href="https://en.wikipedia.org/wiki/Sutra" text:style-name="Internet_20_link" text:visited-style-name="Visited_20_Internet_20_Link"><text:span text:style-name="T12">sutras</text:span></text:a> within it describe a multiplicity of views held by different sects of ascetics while the Buddha was alive, some of which were viewed by him to be morally nihilistic. In the "Doctrine of Nihilism" in the <text:span text:style-name="T12">Apannaka Sutta</text:span>, the Buddha describes moral nihilists as holding the following views:<text:bookmark text:name="cite_ref-ReferenceA_37-0"/><text:a xlink:type="simple" xlink:href="https://en.wikipedia.org/wiki/Nihilism#cite_note-ReferenceA-37" text:style-name="Internet_20_link" text:visited-style-name="Visited_20_Internet_20_Link">[37]</text:a> </text:p>
      <text:list xml:id="list920035517" text:style-name="L112">
        <text:list-item>
          <text:p text:style-name="P122">Giving produces no beneficial results; </text:p>
        </text:list-item>
        <text:list-item>
          <text:p text:style-name="P122">Good and bad actions produce no results; </text:p>
        </text:list-item>
        <text:list-item>
          <text:p text:style-name="P122">After death, beings are not reborn into the present world or into another world; and </text:p>
        </text:list-item>
        <text:list-item>
          <text:p text:style-name="P95">There is no one in the world who, through direct knowledge, can confirm that beings are reborn into this world or into another world</text:p>
        </text:list-item>
      </text:list>
      <text:p text:style-name="Text_20_body">The Buddha further states that those who hold these views will fail to see the virtue in good mental, verbal, and bodily conduct and the corresponding dangers in misconduct, and will therefore tend towards the latter.<text:bookmark text:name="cite_ref-ReferenceA_37-1"/><text:a xlink:type="simple" xlink:href="https://en.wikipedia.org/wiki/Nihilism#cite_note-ReferenceA-37" text:style-name="Internet_20_link" text:visited-style-name="Visited_20_Internet_20_Link">[37]</text:a> </text:p>
      <text:h text:style-name="Heading_20_4" text:outline-level="4"><text:bookmark text:name="Nirvana_and_nihilism"/>Nirvana and nihilism</text:h>
      <text:p text:style-name="Text_20_body">The culmination of the path that the Buddha taught was <text:a xlink:type="simple" xlink:href="https://en.wikipedia.org/wiki/Nirvana" text:style-name="Internet_20_link" text:visited-style-name="Visited_20_Internet_20_Link"><text:span text:style-name="T12">nirvana</text:span></text:a>, "a place of <text:a xlink:type="simple" xlink:href="https://en.wikipedia.org/wiki/Nothingness" text:style-name="Internet_20_link" text:visited-style-name="Visited_20_Internet_20_Link">nothingness</text:a>…<text:a xlink:type="simple" xlink:href="https://en.wikipedia.org/wiki/Non-possession" text:style-name="Internet_20_link" text:visited-style-name="Visited_20_Internet_20_Link">nonpossession</text:a> and…<text:a xlink:type="simple" xlink:href="https://en.wikipedia.org/wiki/Non-attachment" text:style-name="Internet_20_link" text:visited-style-name="Visited_20_Internet_20_Link">non-attachment</text:a>…[which is] the total end of death and decay."<text:bookmark text:name="cite_ref-FS_38-0"/><text:a xlink:type="simple" xlink:href="https://en.wikipedia.org/wiki/Nihilism#cite_note-FS-38" text:style-name="Internet_20_link" text:visited-style-name="Visited_20_Internet_20_Link">[38]</text:a> <text:a xlink:type="simple" xlink:href="https://en.wikipedia.org/wiki/Ajahn_Amaro" text:style-name="Internet_20_link" text:visited-style-name="Visited_20_Internet_20_Link">Ajahn Amaro</text:a>, an ordained <text:a xlink:type="simple" xlink:href="https://en.wikipedia.org/wiki/Bhikkhu" text:style-name="Internet_20_link" text:visited-style-name="Visited_20_Internet_20_Link">Buddhist monk</text:a> of more than 40 years, observes that in English <text:span text:style-name="T12">nothingness</text:span> can sound like nihilism. However, the word could be emphasized in a different way, so that it becomes <text:span text:style-name="T12">no-thingness</text:span>, indicating that nirvana is not a thing you can find, but rather a state where you experience the reality of non-grasping.<text:bookmark text:name="cite_ref-FS_38-1"/><text:a xlink:type="simple" xlink:href="https://en.wikipedia.org/wiki/Nihilism#cite_note-FS-38" text:style-name="Internet_20_link" text:visited-style-name="Visited_20_Internet_20_Link">[38]</text:a> </text:p>
      <text:p text:style-name="Text_20_body">In the <text:span text:style-name="T12">Alagaddupama Sutta</text:span>, the Buddha describes how some individuals feared his teaching because they believe that their <text:span text:style-name="T12">self</text:span> would be destroyed if they followed it. He describes this as an anxiety caused by the false belief in an unchanging, everlasting <text:span text:style-name="T12">self</text:span>. All things are subject to change and taking any impermanent phenomena to be a <text:span text:style-name="T12">self</text:span> causes suffering. Nonetheless, his critics called him a nihilist who teaches the annihilation and extermination of an existing being. The Buddha's response was that he only teaches the cessation of suffering. When an individual has given up craving and the conceit of 'I am' their mind is liberated, they no longer come into any state of '<text:a xlink:type="simple" xlink:href="https://en.wikipedia.org/wiki/Being" text:style-name="Internet_20_link" text:visited-style-name="Visited_20_Internet_20_Link">being</text:a>' and are no longer born again.<text:bookmark text:name="cite_ref-nikaya_39-0"/><text:a xlink:type="simple" xlink:href="https://en.wikipedia.org/wiki/Nihilism#cite_note-nikaya-39" text:style-name="Internet_20_link" text:visited-style-name="Visited_20_Internet_20_Link">[39]</text:a> </text:p>
      <text:p text:style-name="Text_20_body">The <text:a xlink:type="simple" xlink:href="https://en.wikipedia.org/wiki/Aggi-Vacchagotta_Sutta" text:style-name="Internet_20_link" text:visited-style-name="Visited_20_Internet_20_Link"><text:span text:style-name="T12">Aggi-Vacchagotta Sutta</text:span></text:a> records a conversation between the Buddha and an individual named Vaccha that further elaborates on this. In the sutta, Vaccha asks the Buddha to confirm one of the following, with respect to the existence of the Buddha after death:<text:bookmark text:name="cite_ref-Bhikkhu_40-0"/><text:a xlink:type="simple" xlink:href="https://en.wikipedia.org/wiki/Nihilism#cite_note-Bhikkhu-40" text:style-name="Internet_20_link" text:visited-style-name="Visited_20_Internet_20_Link">[40]</text:a> </text:p>
      <text:list xml:id="list246772330" text:style-name="L113">
        <text:list-item>
          <text:p text:style-name="P123">After death a Buddha reappears somewhere else </text:p>
        </text:list-item>
        <text:list-item>
          <text:p text:style-name="P123">After death a Buddha does not reappear </text:p>
        </text:list-item>
        <text:list-item>
          <text:p text:style-name="P123">After death a Buddha both does and does not reappear </text:p>
        </text:list-item>
        <text:list-item>
          <text:p text:style-name="P96">After death a Buddha neither does nor does not reappear</text:p>
        </text:list-item>
      </text:list>
      <text:p text:style-name="Text_20_body"><text:soft-page-break/>To all four questions, the Buddha answers that the terms "reappears somewhere else," "does not reappear," "both does and does not reappear," and "neither does nor does not reappear," do not apply. When Vaccha expresses puzzlement, the Buddha asks Vaccha a counter question to the effect of: if a fire were to go out and someone were to ask you whether the fire went north, south, east or west, how would you reply? Vaccha replies that the question does not apply and that an extinguished fire can only be classified as 'out'.<text:bookmark text:name="cite_ref-Bhikkhu_40-1"/><text:a xlink:type="simple" xlink:href="https://en.wikipedia.org/wiki/Nihilism#cite_note-Bhikkhu-40" text:style-name="Internet_20_link" text:visited-style-name="Visited_20_Internet_20_Link">[40]</text:a> </text:p>
      <text:p text:style-name="Text_20_body"><text:a xlink:type="simple" xlink:href="https://en.wikipedia.org/wiki/Ṭhānissaro_Bhikkhu" text:style-name="Internet_20_link" text:visited-style-name="Visited_20_Internet_20_Link">Ṭhānissaro Bhikkhu</text:a> elaborates on the classification problem around the words 'reappear,' etc. with respect to the Buddha and Nirvana by stating that a "person who has attained the goal [nirvana] is thus indescribable because [they have] abandoned all things by which [they] could be described."<text:bookmark text:name="cite_ref-41"/><text:a xlink:type="simple" xlink:href="https://en.wikipedia.org/wiki/Nihilism#cite_note-41" text:style-name="Internet_20_link" text:visited-style-name="Visited_20_Internet_20_Link">[41]</text:a> The <text:a xlink:type="simple" xlink:href="https://en.wikipedia.org/wiki/Buddhist_texts" text:style-name="Internet_20_link" text:visited-style-name="Visited_20_Internet_20_Link">Suttas</text:a> themselves describe the liberated mind as 'untraceable' or as 'consciousness without feature', making no distinction between the mind of a liberated being that is alive and the mind of one that is no longer alive.<text:bookmark text:name="cite_ref-nikaya_39-1"/><text:a xlink:type="simple" xlink:href="https://en.wikipedia.org/wiki/Nihilism#cite_note-nikaya-39" text:style-name="Internet_20_link" text:visited-style-name="Visited_20_Internet_20_Link">[39]</text:a><text:bookmark text:name="cite_ref-42"/><text:a xlink:type="simple" xlink:href="https://en.wikipedia.org/wiki/Nihilism#cite_note-42" text:style-name="Internet_20_link" text:visited-style-name="Visited_20_Internet_20_Link">[42]</text:a> </text:p>
      <text:p text:style-name="Text_20_body">Despite the Buddha's explanations to the contrary, Buddhist practitioners may, at times, still approach Buddhism in a nihilistic manner. Ajahn Amaro illustrates this by retelling the story of a Buddhist monk, <text:a xlink:type="simple" xlink:href="https://en.wikipedia.org/wiki/Ajahn_Sumedho" text:style-name="Internet_20_link" text:visited-style-name="Visited_20_Internet_20_Link">Ajahn Sumedho</text:a>, who in his early years took a nihilistic approach to Nirvana. A distinct feature of Nirvana in Buddhism is that an individual attaining it is no longer subject to rebirth. Ajahn Sumedho, during a conversation with his teacher <text:a xlink:type="simple" xlink:href="https://en.wikipedia.org/wiki/Ajahn_Chah" text:style-name="Internet_20_link" text:visited-style-name="Visited_20_Internet_20_Link">Ajahn Chah</text:a>, comments that he is "determined above all things to fully realize Nirvana in this lifetime…deeply weary of the human condition and…[is] determined not to be born again." To this, Ajahn Chah replies: "what about the rest of us, Sumedho? Don't you care about those who'll be left behind?" Ajahn Amaro comments that Ajahn Chah could detect that his student had a nihilistic aversion to life rather than true detachment.<text:bookmark text:name="cite_ref-43"/><text:a xlink:type="simple" xlink:href="https://en.wikipedia.org/wiki/Nihilism#cite_note-43" text:style-name="Internet_20_link" text:visited-style-name="Visited_20_Internet_20_Link">[43]</text:a> </text:p>
      <text:h text:style-name="P3" text:outline-level="3">In media</text:h>
      <text:p text:style-name="P43"><text:span text:style-name="T20">This chapter is for listing examples of e</text:span>xistentialism <text:span text:style-name="T20">and nihilism</text:span> in media/popular culture.</text:p>
      <text:h text:style-name="P4" text:outline-level="4">Rick and Morty</text:h>
      <text:p text:style-name="P43">Existentialism in Rick and Morty</text:p>
      <text:p text:style-name="P50">From [Wikipedia]</text:p>
      <text:p text:style-name="P50"><text:span text:style-name="T12">Rick and Morty</text:span> has been described as "a never-ending fart joke wrapped around a studied look into <text:a xlink:type="simple" xlink:href="https://en.wikipedia.org/wiki/Nihilism" text:style-name="Internet_20_link" text:visited-style-name="Visited_20_Internet_20_Link">nihilism</text:a>".<text:bookmark text:name="cite_ref-50"/><text:a xlink:type="simple" xlink:href="https://en.wikipedia.org/wiki/Rick_and_Morty#cite_note-50" text:style-name="Internet_20_link" text:visited-style-name="Visited_20_Internet_20_Link">[49]</text:a> The series addresses the insignificance of human existence as compared to the size of the universe, with no recognizable divine presence, as described by <text:a xlink:type="simple" xlink:href="https://en.wikipedia.org/wiki/H._P._Lovecraft" text:style-name="Internet_20_link" text:visited-style-name="Visited_20_Internet_20_Link">Lovecraft</text:a>'s philosophy of <text:a xlink:type="simple" xlink:href="https://en.wikipedia.org/wiki/Cosmicism" text:style-name="Internet_20_link" text:visited-style-name="Visited_20_Internet_20_Link">cosmicism</text:a>. The characters of the show deal with cosmic horror and existential dread, either by asserting the utility of science over magic or by choosing a life in ignorant bliss.<text:bookmark text:name="cite_ref-51"/><text:a xlink:type="simple" xlink:href="https://en.wikipedia.org/wiki/Rick_and_Morty#cite_note-51" text:style-name="Internet_20_link" text:visited-style-name="Visited_20_Internet_20_Link">[50]</text:a> However, as Joachim Heijndermans of <text:span text:style-name="T12">Geeks</text:span> notes, none of them appear able to handle the <text:a xlink:type="simple" xlink:href="https://en.wikipedia.org/wiki/Absurdism" text:style-name="Internet_20_link" text:visited-style-name="Visited_20_Internet_20_Link">absurd</text:a> and chaotic nature of the universe, as Jerry gets by through <text:a xlink:type="simple" xlink:href="https://en.wikipedia.org/wiki/Denial" text:style-name="Internet_20_link" text:visited-style-name="Visited_20_Internet_20_Link">denial</text:a>, and Rick is a "depressed, substance-addicted, suicidal mess".<text:bookmark text:name="cite_ref-52"/><text:a xlink:type="simple" xlink:href="https://en.wikipedia.org/wiki/Rick_and_Morty#cite_note-52" text:style-name="Internet_20_link" text:visited-style-name="Visited_20_Internet_20_Link">[51]</text:a> </text:p>
      <text:p text:style-name="Text_20_body">Harmon describes Rick as a <text:a xlink:type="simple" xlink:href="https://en.wikipedia.org/wiki/Individualist_anarchism" text:style-name="Internet_20_link" text:visited-style-name="Visited_20_Internet_20_Link">self-interested anarchist</text:a>, who doesn't like being told what to do.<text:bookmark text:name="cite_ref-53"/><text:a xlink:type="simple" xlink:href="https://en.wikipedia.org/wiki/Rick_and_Morty#cite_note-53" text:style-name="Internet_20_link" text:visited-style-name="Visited_20_Internet_20_Link">[52]</text:a> He believes that the character's life on a larger scale has caused him mental illness,<text:bookmark text:name="cite_ref-Schwartz_2013-11-25_47-1"/><text:a xlink:type="simple" xlink:href="https://en.wikipedia.org/wiki/Rick_and_Morty#cite_note-Schwartz_2013-11-25-47" text:style-name="Internet_20_link" text:visited-style-name="Visited_20_Internet_20_Link">[46]</text:a> and opines that "the knowledge that nothing matters—while accurate—gets you nowhere".<text:bookmark text:name="cite_ref-54"/><text:a xlink:type="simple" xlink:href="https://en.wikipedia.org/wiki/Rick_and_Morty#cite_note-54" text:style-name="Internet_20_link" text:visited-style-name="Visited_20_Internet_20_Link">[53]</text:a> Matthew Bulger of <text:span text:style-name="T12">The Humanist</text:span> notes that the creators of the series are trying to communicate the message that we need to focus on human relationships and not preoccupy our minds with unanswerable questions, in order to <text:soft-page-break/>find a sense of purpose and live a better life.<text:bookmark text:name="cite_ref-55"/><text:a xlink:type="simple" xlink:href="https://en.wikipedia.org/wiki/Rick_and_Morty#cite_note-55" text:style-name="Internet_20_link" text:visited-style-name="Visited_20_Internet_20_Link">[54]</text:a> Eric Armstrong of <text:span text:style-name="T12">The New Republic</text:span> notes that Morty represents the audience, as he is "mostly there to react to Rick's deranged schemes". The character is transformed by the truths he discovers during his interdimensional adventures with his grandfather. However, instead of sinking into depression, Morty accepts these truths that empower him to value his own life.<text:bookmark text:name="cite_ref-56"/><text:a xlink:type="simple" xlink:href="https://en.wikipedia.org/wiki/Rick_and_Morty#cite_note-56" text:style-name="Internet_20_link" text:visited-style-name="Visited_20_Internet_20_Link">[55]</text:a> </text:p>
      <text:p text:style-name="Quotations">Nobody exists on purpose, nobody belongs anywhere, everybody's gonna die. Come watch TV.</text:p>
      <text:p text:style-name="Quotations">— <text:a xlink:type="simple" xlink:href="https://en.wikipedia.org/wiki/Morty_Smith" text:style-name="Internet_20_link" text:visited-style-name="Visited_20_Internet_20_Link"><text:span text:style-name="Citation">Morty Smith</text:span></text:a><text:span text:style-name="Citation">, in the episode "</text:span><text:a xlink:type="simple" xlink:href="https://en.wikipedia.org/wiki/Rixty_Minutes" text:style-name="Internet_20_link" text:visited-style-name="Visited_20_Internet_20_Link"><text:span text:style-name="Citation">Rixty Minutes</text:span></text:a><text:span text:style-name="Citation">"</text:span></text:p>
      <text:h text:style-name="P3" text:outline-level="3">Fixes</text:h>
      <text:p text:style-name="P43">Fixes for a nihilistic mindset go here</text:p>
      <text:h text:style-name="P3" text:outline-level="3">Personal experience (from the author)</text:h>
      <text:h text:style-name="P6" text:outline-level="5">July 18<text:span text:style-name="T9">th</text:span> 2021</text:h>
      <text:p text:style-name="P47">My Existential problem (July 2021)</text:p>
      <text:p text:style-name="P47">By: Sean Patrick Myrick (Y2001)</text:p>
      <text:p text:style-name="P49">I am dealing with existential thoughts. These issues arose on July 1st/July 2nd 2021 and have made me panic-struck at times. My source of existentialism isn’t about the size of the universe or the existence of a creator, but about time; infinite amounts of time and how to handle it.</text:p>
      <text:p text:style-name="P49">It causes me to experience a sinking feeling, and eventually when my mind sinks into it enough, I fall out of reality and start experiencing severe mental and physical pain around the jaw. My brain gets stuck on a recursive loop trying to process this, and I can’t help but let out a very loud sigh and a call for help. I don’t always scream when it happens, there is a 1/100 chance that I scream, and I try very hard not to.</text:p>
      <text:p text:style-name="P49">The pain can be similar to that of of the sick feeling you have right before you vomit. It feels so hopeless, and it is something I shouldn’t have to stress about. I don’t have many solutions to it other than to deem it pointless. I worry about what will happen when my existence ends and how I will handle an infinite amount of eternities.</text:p>
      <text:h text:style-name="P3" text:outline-level="3">Notes</text:h>
      <text:p text:style-name="P48"><text:span text:style-name="T1">This is going to be a n</text:span>ew repo<text:span text:style-name="T1">sitory</text:span>, similar in structure to the Dystopian Dictionary. <text:span text:style-name="T1">Binaries and source will be included separately.</text:span></text:p>
      <text:p text:style-name="P43">This is going to be a community project.</text:p>
      <text:p text:style-name="P43">This project is also going to be written in TeX</text:p>
      <text:p text:style-name="P43">This project is far from complete</text:p>
      <text:h text:style-name="P3" text:outline-level="3"><text:soft-page-break/>File info</text:h>
      <text:p text:style-name="P43">File type: Open Document Text (*.odt)</text:p>
      <text:p text:style-name="P43">File version: <text:span text:style-name="T20">2</text:span> (S<text:span text:style-name="T20">un</text:span>day, July 2<text:span text:style-name="T20">5</text:span><text:span text:style-name="T9">th</text:span> 2021 at <text:span text:style-name="T20">7:35</text:span> pm)</text:p>
      <text:p text:style-name="P43">Language in this document: English (USA) English (CANADA) English (UK/BRITAIN)</text:p>
      <text:p text:style-name="P43">Languages in other documents: various (99+)</text:p>
      <text:p text:style-name="P43">Page count: <text:span text:style-name="T20">13</text:span></text:p>
      <text:p text:style-name="P43">Word count: <text:span text:style-name="T20">4,301</text:span></text:p>
      <text:p text:style-name="P43">Character count (including Unicode characters): <text:span text:style-name="T20">27,17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5T19:14:56.598863926</meta:creation-date>
    <dc:date>2021-07-25T19:35:09.481604664</dc:date>
    <meta:editing-duration>PT10M2S</meta:editing-duration>
    <meta:editing-cycles>1</meta:editing-cycles>
    <meta:document-statistic meta:table-count="0" meta:image-count="0" meta:object-count="0" meta:page-count="13" meta:paragraph-count="237" meta:word-count="4301" meta:character-count="27170" meta:non-whitespace-character-count="23071"/>
    <meta:generator>LibreOffice/6.4.2.2$Linux_X86_64 LibreOffice_project/40$Build-2</meta:generator>
  </office:meta>
</office:document-meta>
</file>